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4.296cm" table:align="left"/>
    </style:style>
    <style:style style:name="Таблица22.A" style:family="table-column">
      <style:table-column-properties style:column-width="1.99cm"/>
    </style:style>
    <style:style style:name="Таблица22.B" style:family="table-column">
      <style:table-column-properties style:column-width="2.309cm"/>
    </style:style>
    <style:style style:name="Таблица22.C" style:family="table-column">
      <style:table-column-properties style:column-width="1.704cm"/>
    </style:style>
    <style:style style:name="Таблица22.D" style:family="table-column">
      <style:table-column-properties style:column-width="1.988cm"/>
    </style:style>
    <style:style style:name="Таблица22.E" style:family="table-column">
      <style:table-column-properties style:column-width="2.914cm"/>
    </style:style>
    <style:style style:name="Таблица22.F" style:family="table-column">
      <style:table-column-properties style:column-width="3.392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8.299cm" table:align="left"/>
    </style:style>
    <style:style style:name="Таблица14.A" style:family="table-column">
      <style:table-column-properties style:column-width="2.092cm"/>
    </style:style>
    <style:style style:name="Таблица14.B" style:family="table-column">
      <style:table-column-properties style:column-width="2.117cm"/>
    </style:style>
    <style:style style:name="Таблица14.C" style:family="table-column">
      <style:table-column-properties style:column-width="1.997cm"/>
    </style:style>
    <style:style style:name="Таблица14.D" style:family="table-column">
      <style:table-column-properties style:column-width="2.094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2.411cm" table:align="left"/>
    </style:style>
    <style:style style:name="Таблица15.A" style:family="table-column">
      <style:table-column-properties style:column-width="2.134cm"/>
    </style:style>
    <style:style style:name="Таблица15.B" style:family="table-column">
      <style:table-column-properties style:column-width="2.214cm"/>
    </style:style>
    <style:style style:name="Таблица15.C" style:family="table-column">
      <style:table-column-properties style:column-width="2.461cm"/>
    </style:style>
    <style:style style:name="Таблица15.D" style:family="table-column">
      <style:table-column-properties style:column-width="2.459cm"/>
    </style:style>
    <style:style style:name="Таблица15.E" style:family="table-column">
      <style:table-column-properties style:column-width="3.14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999cm" table:align="left"/>
    </style:style>
    <style:style style:name="Таблица16.A" style:family="table-column">
      <style:table-column-properties style:column-width="2.406cm"/>
    </style:style>
    <style:style style:name="Таблица16.B" style:family="table-column">
      <style:table-column-properties style:column-width="1.995cm"/>
    </style:style>
    <style:style style:name="Таблица16.C" style:family="table-column">
      <style:table-column-properties style:column-width="2.598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41c7f"/>
    </style:style>
    <style:style style:name="P33" style:family="paragraph" style:parent-style-name="Text_20_body">
      <style:text-properties officeooo:rsid="0ac5f430" officeooo:paragraph-rsid="0ac5f430"/>
    </style:style>
    <style:style style:name="P34" style:family="paragraph" style:parent-style-name="Text_20_body">
      <style:text-properties officeooo:rsid="0ac70aa4" officeooo:paragraph-rsid="0ac70aa4"/>
    </style:style>
    <style:style style:name="P35" style:family="paragraph" style:parent-style-name="Text_20_body">
      <style:text-properties officeooo:rsid="0ac70aa4" officeooo:paragraph-rsid="0ac73505"/>
    </style:style>
    <style:style style:name="P36" style:family="paragraph" style:parent-style-name="Text_20_body">
      <style:text-properties officeooo:paragraph-rsid="0ac70aa4"/>
    </style:style>
    <style:style style:name="P37" style:family="paragraph" style:parent-style-name="Text_20_body">
      <style:text-properties officeooo:rsid="0acbe532" officeooo:paragraph-rsid="0acbe532"/>
    </style:style>
    <style:style style:name="P38" style:family="paragraph" style:parent-style-name="Text_20_body">
      <style:text-properties officeooo:rsid="0ace202f" officeooo:paragraph-rsid="0ac15363"/>
    </style:style>
    <style:style style:name="P39" style:family="paragraph" style:parent-style-name="Text_20_body">
      <style:text-properties officeooo:rsid="0ace202f" officeooo:paragraph-rsid="0ace202f"/>
    </style:style>
    <style:style style:name="P40" style:family="paragraph" style:parent-style-name="Text_20_body">
      <style:text-properties officeooo:rsid="0ace202f" officeooo:paragraph-rsid="0ac1b907"/>
    </style:style>
    <style:style style:name="P41" style:family="paragraph" style:parent-style-name="Text_20_body">
      <style:text-properties officeooo:rsid="0ace202f" officeooo:paragraph-rsid="0ad34909"/>
    </style:style>
    <style:style style:name="P42" style:family="paragraph" style:parent-style-name="Text_20_body">
      <style:text-properties officeooo:rsid="0ace202f" officeooo:paragraph-rsid="0be81544"/>
    </style:style>
    <style:style style:name="P43" style:family="paragraph" style:parent-style-name="Text_20_body">
      <style:text-properties officeooo:rsid="0ace202f" officeooo:paragraph-rsid="0c622fce"/>
    </style:style>
    <style:style style:name="P44" style:family="paragraph" style:parent-style-name="Text_20_body">
      <style:text-properties officeooo:rsid="0ace202f" officeooo:paragraph-rsid="0c62db2f"/>
    </style:style>
    <style:style style:name="P45" style:family="paragraph" style:parent-style-name="Text_20_body">
      <style:text-properties officeooo:rsid="0ad1090c" officeooo:paragraph-rsid="0ad1090c"/>
    </style:style>
    <style:style style:name="P46" style:family="paragraph" style:parent-style-name="Text_20_body">
      <style:text-properties officeooo:rsid="0ad1090c" officeooo:paragraph-rsid="0ad34909"/>
    </style:style>
    <style:style style:name="P47" style:family="paragraph" style:parent-style-name="Text_20_body">
      <style:text-properties officeooo:rsid="0adbf6de" officeooo:paragraph-rsid="0adbf6de"/>
    </style:style>
    <style:style style:name="P48" style:family="paragraph" style:parent-style-name="Text_20_body">
      <style:text-properties officeooo:rsid="0addf86f" officeooo:paragraph-rsid="0addf86f"/>
    </style:style>
    <style:style style:name="P49" style:family="paragraph" style:parent-style-name="Text_20_body">
      <style:text-properties officeooo:rsid="0addf86f" officeooo:paragraph-rsid="0af90707"/>
    </style:style>
    <style:style style:name="P50" style:family="paragraph" style:parent-style-name="Text_20_body">
      <style:text-properties officeooo:rsid="0addf86f" officeooo:paragraph-rsid="0b352582"/>
    </style:style>
    <style:style style:name="P51" style:family="paragraph" style:parent-style-name="Text_20_body">
      <style:text-properties officeooo:rsid="0addf86f" officeooo:paragraph-rsid="0b55cfaa"/>
    </style:style>
    <style:style style:name="P52" style:family="paragraph" style:parent-style-name="Text_20_body">
      <style:text-properties officeooo:rsid="0addf86f" officeooo:paragraph-rsid="0b934e5c"/>
    </style:style>
    <style:style style:name="P53" style:family="paragraph" style:parent-style-name="Text_20_body">
      <style:text-properties officeooo:rsid="0addf86f" officeooo:paragraph-rsid="0bbd1d37"/>
    </style:style>
    <style:style style:name="P54" style:family="paragraph" style:parent-style-name="Text_20_body">
      <style:text-properties officeooo:rsid="0addf86f" officeooo:paragraph-rsid="0bc20196"/>
    </style:style>
    <style:style style:name="P55" style:family="paragraph" style:parent-style-name="Text_20_body">
      <style:text-properties officeooo:rsid="0addf86f" officeooo:paragraph-rsid="0bc4447a"/>
    </style:style>
    <style:style style:name="P56" style:family="paragraph" style:parent-style-name="Text_20_body">
      <style:text-properties officeooo:rsid="0addf86f" officeooo:paragraph-rsid="0be8d53e"/>
    </style:style>
    <style:style style:name="P57" style:family="paragraph" style:parent-style-name="Text_20_body">
      <style:text-properties officeooo:rsid="0addf86f" officeooo:paragraph-rsid="0bf27403"/>
    </style:style>
    <style:style style:name="P58" style:family="paragraph" style:parent-style-name="Text_20_body">
      <style:text-properties officeooo:rsid="0addf86f" officeooo:paragraph-rsid="0c0f1541"/>
    </style:style>
    <style:style style:name="P59" style:family="paragraph" style:parent-style-name="Text_20_body">
      <style:text-properties officeooo:rsid="0addf86f" officeooo:paragraph-rsid="0c19de40"/>
    </style:style>
    <style:style style:name="P60" style:family="paragraph" style:parent-style-name="Text_20_body">
      <style:text-properties officeooo:rsid="0af01c35" officeooo:paragraph-rsid="0af01c35"/>
    </style:style>
    <style:style style:name="P61" style:family="paragraph" style:parent-style-name="Text_20_body">
      <style:text-properties officeooo:rsid="0af4f5fd" officeooo:paragraph-rsid="0af4f5fd"/>
    </style:style>
    <style:style style:name="P62" style:family="paragraph" style:parent-style-name="Text_20_body">
      <style:text-properties officeooo:rsid="0af4f5fd" officeooo:paragraph-rsid="0b352582"/>
    </style:style>
    <style:style style:name="P63" style:family="paragraph" style:parent-style-name="Text_20_body">
      <style:text-properties officeooo:rsid="0af4f5fd" officeooo:paragraph-rsid="0b55cfaa"/>
    </style:style>
    <style:style style:name="P64" style:family="paragraph" style:parent-style-name="Text_20_body">
      <style:text-properties officeooo:rsid="0af4f5fd" officeooo:paragraph-rsid="0b934e5c"/>
    </style:style>
    <style:style style:name="P65" style:family="paragraph" style:parent-style-name="Text_20_body">
      <style:text-properties officeooo:rsid="0af4f5fd" officeooo:paragraph-rsid="0bbd1d37"/>
    </style:style>
    <style:style style:name="P66" style:family="paragraph" style:parent-style-name="Text_20_body">
      <style:text-properties officeooo:rsid="0af4f5fd" officeooo:paragraph-rsid="0bc20196"/>
    </style:style>
    <style:style style:name="P67" style:family="paragraph" style:parent-style-name="Text_20_body">
      <style:text-properties officeooo:rsid="0af4f5fd" officeooo:paragraph-rsid="0be8d53e"/>
    </style:style>
    <style:style style:name="P68" style:family="paragraph" style:parent-style-name="Text_20_body">
      <style:text-properties officeooo:rsid="0af4f5fd" officeooo:paragraph-rsid="0bf27403"/>
    </style:style>
    <style:style style:name="P69" style:family="paragraph" style:parent-style-name="Text_20_body">
      <style:text-properties officeooo:rsid="0af4f5fd" officeooo:paragraph-rsid="0c0f1541"/>
    </style:style>
    <style:style style:name="P70" style:family="paragraph" style:parent-style-name="Text_20_body">
      <style:text-properties officeooo:rsid="0af70a42" officeooo:paragraph-rsid="0af70a42"/>
    </style:style>
    <style:style style:name="P71" style:family="paragraph" style:parent-style-name="Text_20_body">
      <style:text-properties officeooo:rsid="0af70a42" officeooo:paragraph-rsid="0b352582"/>
    </style:style>
    <style:style style:name="P72" style:family="paragraph" style:parent-style-name="Text_20_body">
      <style:text-properties officeooo:rsid="0af70a42" officeooo:paragraph-rsid="0b55cfaa"/>
    </style:style>
    <style:style style:name="P73" style:family="paragraph" style:parent-style-name="Text_20_body">
      <style:text-properties officeooo:rsid="0af70a42" officeooo:paragraph-rsid="0b934e5c"/>
    </style:style>
    <style:style style:name="P74" style:family="paragraph" style:parent-style-name="Text_20_body">
      <style:text-properties officeooo:rsid="0af70a42" officeooo:paragraph-rsid="0bbd1d37"/>
    </style:style>
    <style:style style:name="P75" style:family="paragraph" style:parent-style-name="Text_20_body">
      <style:text-properties officeooo:rsid="0af70a42" officeooo:paragraph-rsid="0bc20196"/>
    </style:style>
    <style:style style:name="P76" style:family="paragraph" style:parent-style-name="Text_20_body">
      <style:text-properties officeooo:rsid="0af70a42" officeooo:paragraph-rsid="0be8d53e"/>
    </style:style>
    <style:style style:name="P77" style:family="paragraph" style:parent-style-name="Text_20_body">
      <style:text-properties officeooo:rsid="0af70a42" officeooo:paragraph-rsid="0bf27403"/>
    </style:style>
    <style:style style:name="P78" style:family="paragraph" style:parent-style-name="Text_20_body">
      <style:text-properties officeooo:rsid="0af70a42" officeooo:paragraph-rsid="0c19de40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size="12pt" fo:font-weight="normal" officeooo:rsid="0addf86f" officeooo:paragraph-rsid="0c38d59d" style:font-size-asian="12pt" style:font-weight-asian="normal" style:font-size-complex="12pt" style:font-weight-complex="normal"/>
    </style:style>
    <style:style style:name="P86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4e1dd6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078ee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6070f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b5afc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cf8ec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602477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61b11b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33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35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5cf8ec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text-align="justify" style:justify-single-word="false"/>
      <style:text-properties fo:font-size="12pt" fo:font-weight="bold" officeooo:rsid="0c4d3720" officeooo:paragraph-rsid="0c4d3720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5b5afc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5cf8ec" style:font-size-asian="12pt" style:font-weight-asian="bold" style:font-size-complex="12pt" style:font-weight-complex="bold"/>
    </style:style>
    <style:style style:name="P139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602477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41" style:family="paragraph" style:parent-style-name="Text_20_body">
      <style:text-properties fo:font-weight="normal" officeooo:paragraph-rsid="0c64cf50" style:font-weight-asian="normal" style:font-weight-complex="normal"/>
    </style:style>
    <style:style style:name="P142" style:family="paragraph" style:parent-style-name="Text_20_body">
      <style:text-properties fo:font-weight="normal" officeooo:paragraph-rsid="0ac3c458" style:font-weight-asian="normal" style:font-weight-complex="normal"/>
    </style:style>
    <style:style style:name="P143" style:family="paragraph" style:parent-style-name="Text_20_body">
      <style:text-properties officeooo:rsid="0a78d0b9" officeooo:paragraph-rsid="0a78d0b9"/>
    </style:style>
    <style:style style:name="P144" style:family="paragraph" style:parent-style-name="Text_20_body">
      <style:text-properties officeooo:rsid="0bd5705f" officeooo:paragraph-rsid="0bd5705f"/>
    </style:style>
    <style:style style:name="P145" style:family="paragraph" style:parent-style-name="Text_20_body">
      <style:text-properties officeooo:rsid="0bde4269" officeooo:paragraph-rsid="0bde4269"/>
    </style:style>
    <style:style style:name="P146" style:family="paragraph" style:parent-style-name="Text_20_body">
      <style:text-properties officeooo:paragraph-rsid="0bf05a00"/>
    </style:style>
    <style:style style:name="P147" style:family="paragraph" style:parent-style-name="Text_20_body">
      <style:text-properties officeooo:paragraph-rsid="0c62db2f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35d9b2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654e6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8d59d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ec4d0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3ec4d0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4aa1b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5d9b2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8d59d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3ec4d0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53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342051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58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60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justify" style:justify-single-word="false"/>
      <style:text-properties fo:font-size="12pt" fo:font-weight="bold" officeooo:rsid="0bbf64b4" officeooo:paragraph-rsid="0c342051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c672acf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684a46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68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69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70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71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72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73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74" style:family="paragraph" style:parent-style-name="Table_20_Contents">
      <style:paragraph-properties fo:text-align="justify" style:justify-single-word="false"/>
      <style:text-properties fo:font-size="12pt" fo:font-weight="normal" officeooo:rsid="0b3f5c6e" officeooo:paragraph-rsid="0b352582" style:font-size-asian="12pt" style:font-weight-asian="normal" style:font-size-complex="12pt" style:font-weight-complex="normal"/>
    </style:style>
    <style:style style:name="P275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76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77" style:family="paragraph" style:parent-style-name="Table_20_Contents">
      <style:text-properties officeooo:paragraph-rsid="0bbd1d37"/>
    </style:style>
    <style:style style:name="P278" style:family="paragraph" style:parent-style-name="Title">
      <style:paragraph-properties fo:break-before="page"/>
    </style:style>
    <style:style style:name="P279" style:family="paragraph" style:parent-style-name="Text_20_body">
      <style:paragraph-properties fo:break-before="page"/>
      <style:text-properties officeooo:rsid="0a78d0b9" officeooo:paragraph-rsid="0a78d0b9"/>
    </style:style>
    <style:style style:name="P280" style:family="paragraph" style:parent-style-name="Table">
      <style:paragraph-properties fo:keep-with-next="always"/>
    </style:style>
    <style:style style:name="P281" style:family="paragraph" style:parent-style-name="Табл.">
      <style:paragraph-properties fo:keep-with-next="always"/>
    </style:style>
    <style:style style:name="P2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5" style:family="paragraph" style:parent-style-name="Text_20_body" style:list-style-name="L1">
      <style:text-properties officeooo:rsid="0a9e2642" officeooo:paragraph-rsid="0a9e2642"/>
    </style:style>
    <style:style style:name="P286" style:family="paragraph" style:parent-style-name="Text_20_body" style:list-style-name="L1">
      <style:text-properties officeooo:rsid="0a9e2642" officeooo:paragraph-rsid="0a9e6ada"/>
    </style:style>
    <style:style style:name="P287" style:family="paragraph" style:parent-style-name="Heading_20_1">
      <style:paragraph-properties fo:break-before="page"/>
    </style:style>
    <style:style style:name="P288" style:family="paragraph" style:parent-style-name="Heading_20_2">
      <style:text-properties officeooo:rsid="0a9e2642" officeooo:paragraph-rsid="0a9e2642"/>
    </style:style>
    <style:style style:name="P289" style:family="paragraph" style:parent-style-name="Heading_20_2">
      <style:text-properties officeooo:rsid="0aa4cd6f" officeooo:paragraph-rsid="0aa4cd6f"/>
    </style:style>
    <style:style style:name="P290" style:family="paragraph" style:parent-style-name="Heading_20_2">
      <style:text-properties officeooo:rsid="0b5d0cdf" officeooo:paragraph-rsid="0b5d0cdf"/>
    </style:style>
    <style:style style:name="P291" style:family="paragraph" style:parent-style-name="Heading_20_2" style:list-style-name=""/>
    <style:style style:name="P292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93" style:family="paragraph" style:parent-style-name="Heading_20_2" style:list-style-name="">
      <style:text-properties fo:font-size="12pt" style:font-size-asian="12pt" style:font-size-complex="12pt"/>
    </style:style>
    <style:style style:name="P294" style:family="paragraph" style:parent-style-name="Heading_20_2">
      <style:paragraph-properties fo:break-before="page"/>
    </style:style>
    <style:style style:name="P295" style:family="paragraph" style:parent-style-name="Heading_20_2">
      <style:paragraph-properties fo:break-before="page"/>
      <style:text-properties officeooo:rsid="0ab576ca" officeooo:paragraph-rsid="0ab576ca"/>
    </style:style>
    <style:style style:name="P296" style:family="paragraph" style:parent-style-name="Heading_20_2">
      <style:paragraph-properties fo:break-before="page"/>
      <style:text-properties officeooo:paragraph-rsid="0c37997c"/>
    </style:style>
    <style:style style:name="P297" style:family="paragraph" style:parent-style-name="Heading_20_2">
      <style:paragraph-properties fo:break-before="page"/>
      <style:text-properties officeooo:paragraph-rsid="0bb57a91"/>
    </style:style>
    <style:style style:name="P298" style:family="paragraph" style:parent-style-name="Heading_20_3">
      <style:text-properties officeooo:rsid="0ac41c7f" officeooo:paragraph-rsid="0ac41c7f"/>
    </style:style>
    <style:style style:name="P299" style:family="paragraph" style:parent-style-name="Heading_20_3">
      <style:text-properties officeooo:paragraph-rsid="0bafd02e"/>
    </style:style>
    <style:style style:name="P300" style:family="paragraph" style:parent-style-name="Heading_20_3">
      <style:text-properties officeooo:paragraph-rsid="0bb7a616"/>
    </style:style>
    <style:style style:name="P301" style:family="paragraph" style:parent-style-name="Heading_20_3">
      <style:text-properties officeooo:paragraph-rsid="0bc110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fo:font-weight="bold" officeooo:rsid="0c622fce" style:font-weight-asian="bold" style:font-weight-complex="bold"/>
    </style:style>
    <style:style style:name="T10" style:family="text">
      <style:text-properties officeooo:rsid="0a9a6696"/>
    </style:style>
    <style:style style:name="T11" style:family="text">
      <style:text-properties officeooo:rsid="0a9c71e7"/>
    </style:style>
    <style:style style:name="T12" style:family="text">
      <style:text-properties officeooo:rsid="0a9e2642"/>
    </style:style>
    <style:style style:name="T13" style:family="text">
      <style:text-properties officeooo:rsid="0a9e6ada"/>
    </style:style>
    <style:style style:name="T14" style:family="text">
      <style:text-properties officeooo:rsid="0aa01ae3"/>
    </style:style>
    <style:style style:name="T15" style:family="text">
      <style:text-properties officeooo:rsid="0aa4272d"/>
    </style:style>
    <style:style style:name="T16" style:family="text">
      <style:text-properties officeooo:rsid="0aa5badf"/>
    </style:style>
    <style:style style:name="T17" style:family="text">
      <style:text-properties officeooo:rsid="0aa757ef"/>
    </style:style>
    <style:style style:name="T18" style:family="text">
      <style:text-properties officeooo:rsid="0ab2608b"/>
    </style:style>
    <style:style style:name="T19" style:family="text">
      <style:text-properties officeooo:rsid="0abf8c7e"/>
    </style:style>
    <style:style style:name="T20" style:family="text">
      <style:text-properties officeooo:rsid="0ac0dcb7"/>
    </style:style>
    <style:style style:name="T21" style:family="text">
      <style:text-properties officeooo:rsid="0ac15363"/>
    </style:style>
    <style:style style:name="T22" style:family="text">
      <style:text-properties officeooo:rsid="0ac1b907"/>
    </style:style>
    <style:style style:name="T23" style:family="text">
      <style:text-properties officeooo:rsid="0ac1ec29"/>
    </style:style>
    <style:style style:name="T24" style:family="text">
      <style:text-properties officeooo:rsid="0ac407de"/>
    </style:style>
    <style:style style:name="T25" style:family="text">
      <style:text-properties officeooo:rsid="0ac58f8e"/>
    </style:style>
    <style:style style:name="T26" style:family="text">
      <style:text-properties officeooo:rsid="0ac73505"/>
    </style:style>
    <style:style style:name="T27" style:family="text">
      <style:text-properties officeooo:rsid="0accad76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afc7776" style:font-weight-asian="normal" style:font-weight-complex="normal"/>
    </style:style>
    <style:style style:name="T30" style:family="text">
      <style:text-properties fo:font-weight="normal" officeooo:rsid="0b08378f" style:font-weight-asian="normal" style:font-weight-complex="normal"/>
    </style:style>
    <style:style style:name="T31" style:family="text">
      <style:text-properties fo:font-weight="normal" officeooo:rsid="0b09869c" style:font-weight-asian="normal" style:font-weight-complex="normal"/>
    </style:style>
    <style:style style:name="T32" style:family="text">
      <style:text-properties fo:font-weight="normal" officeooo:rsid="0b25856b" style:font-weight-asian="normal" style:font-weight-complex="normal"/>
    </style:style>
    <style:style style:name="T33" style:family="text">
      <style:text-properties fo:font-weight="normal" officeooo:rsid="0b27031b" style:font-weight-asian="normal" style:font-weight-complex="normal"/>
    </style:style>
    <style:style style:name="T34" style:family="text">
      <style:text-properties fo:font-weight="normal" officeooo:rsid="0b28b540" style:font-weight-asian="normal" style:font-weight-complex="normal"/>
    </style:style>
    <style:style style:name="T35" style:family="text">
      <style:text-properties fo:font-weight="normal" officeooo:rsid="0b2931f9" style:font-weight-asian="normal" style:font-weight-complex="normal"/>
    </style:style>
    <style:style style:name="T36" style:family="text">
      <style:text-properties fo:font-weight="normal" officeooo:rsid="0b0a3621" style:font-weight-asian="normal" style:font-weight-complex="normal"/>
    </style:style>
    <style:style style:name="T37" style:family="text">
      <style:text-properties fo:font-weight="normal" officeooo:rsid="0b412e1c" style:font-weight-asian="normal" style:font-weight-complex="normal"/>
    </style:style>
    <style:style style:name="T38" style:family="text">
      <style:text-properties fo:font-weight="normal" officeooo:rsid="0b4541be" style:font-weight-asian="normal" style:font-weight-complex="normal"/>
    </style:style>
    <style:style style:name="T39" style:family="text">
      <style:text-properties fo:font-weight="normal" officeooo:rsid="0b466278" style:font-weight-asian="normal" style:font-weight-complex="normal"/>
    </style:style>
    <style:style style:name="T40" style:family="text">
      <style:text-properties fo:font-weight="normal" officeooo:rsid="0b98ddce" style:font-weight-asian="normal" style:font-weight-complex="normal"/>
    </style:style>
    <style:style style:name="T41" style:family="text">
      <style:text-properties fo:font-weight="normal" officeooo:rsid="0b9c2522" style:font-weight-asian="normal" style:font-weight-complex="normal"/>
    </style:style>
    <style:style style:name="T42" style:family="text">
      <style:text-properties fo:font-weight="normal" officeooo:rsid="0b9d4784" style:font-weight-asian="normal" style:font-weight-complex="normal"/>
    </style:style>
    <style:style style:name="T43" style:family="text">
      <style:text-properties fo:font-weight="normal" officeooo:rsid="0bbf64b4" style:font-weight-asian="normal" style:font-weight-complex="normal"/>
    </style:style>
    <style:style style:name="T44" style:family="text">
      <style:text-properties fo:font-weight="normal" officeooo:rsid="0bc0feba" style:font-weight-asian="normal" style:font-weight-complex="normal"/>
    </style:style>
    <style:style style:name="T45" style:family="text">
      <style:text-properties fo:font-weight="normal" officeooo:rsid="0bc61fa8" style:font-weight-asian="normal" style:font-weight-complex="normal"/>
    </style:style>
    <style:style style:name="T46" style:family="text">
      <style:text-properties fo:font-weight="normal" officeooo:rsid="0bc73fdb" style:font-weight-asian="normal" style:font-weight-complex="normal"/>
    </style:style>
    <style:style style:name="T47" style:family="text">
      <style:text-properties fo:font-weight="normal" officeooo:rsid="0bcd181d" style:font-weight-asian="normal" style:font-weight-complex="normal"/>
    </style:style>
    <style:style style:name="T48" style:family="text">
      <style:text-properties fo:font-weight="normal" officeooo:rsid="0bde4269" style:font-weight-asian="normal" style:font-weight-complex="normal"/>
    </style:style>
    <style:style style:name="T49" style:family="text">
      <style:text-properties fo:font-weight="normal" officeooo:rsid="0beb0a4c" style:font-weight-asian="normal" style:font-weight-complex="normal"/>
    </style:style>
    <style:style style:name="T50" style:family="text">
      <style:text-properties fo:font-weight="normal" officeooo:rsid="0beb6efe" style:font-weight-asian="normal" style:font-weight-complex="normal"/>
    </style:style>
    <style:style style:name="T51" style:family="text">
      <style:text-properties fo:font-weight="normal" officeooo:rsid="0bf32895" style:font-weight-asian="normal" style:font-weight-complex="normal"/>
    </style:style>
    <style:style style:name="T52" style:family="text">
      <style:text-properties fo:font-weight="normal" officeooo:rsid="0bf5c160" style:font-weight-asian="normal" style:font-weight-complex="normal"/>
    </style:style>
    <style:style style:name="T53" style:family="text">
      <style:text-properties fo:font-weight="normal" officeooo:rsid="0bf7a921" style:font-weight-asian="normal" style:font-weight-complex="normal"/>
    </style:style>
    <style:style style:name="T54" style:family="text">
      <style:text-properties fo:font-weight="normal" officeooo:rsid="0bfb8894" style:font-weight-asian="normal" style:font-weight-complex="normal"/>
    </style:style>
    <style:style style:name="T55" style:family="text">
      <style:text-properties fo:font-weight="normal" officeooo:rsid="0c00481c" style:font-weight-asian="normal" style:font-weight-complex="normal"/>
    </style:style>
    <style:style style:name="T56" style:family="text">
      <style:text-properties fo:font-weight="normal" officeooo:rsid="0c0247c2" style:font-weight-asian="normal" style:font-weight-complex="normal"/>
    </style:style>
    <style:style style:name="T57" style:family="text">
      <style:text-properties fo:font-weight="normal" officeooo:rsid="0c03a5d1" style:font-weight-asian="normal" style:font-weight-complex="normal"/>
    </style:style>
    <style:style style:name="T58" style:family="text">
      <style:text-properties fo:font-weight="normal" officeooo:rsid="0c070827" style:font-weight-asian="normal" style:font-weight-complex="normal"/>
    </style:style>
    <style:style style:name="T59" style:family="text">
      <style:text-properties fo:font-weight="normal" officeooo:rsid="0c07e4e2" style:font-weight-asian="normal" style:font-weight-complex="normal"/>
    </style:style>
    <style:style style:name="T60" style:family="text">
      <style:text-properties fo:font-weight="normal" officeooo:rsid="0c1055e8" style:font-weight-asian="normal" style:font-weight-complex="normal"/>
    </style:style>
    <style:style style:name="T61" style:family="text">
      <style:text-properties fo:font-weight="normal" officeooo:rsid="0c14fd10" style:font-weight-asian="normal" style:font-weight-complex="normal"/>
    </style:style>
    <style:style style:name="T62" style:family="text">
      <style:text-properties fo:font-weight="normal" officeooo:rsid="0c168d57" style:font-weight-asian="normal" style:font-weight-complex="normal"/>
    </style:style>
    <style:style style:name="T63" style:family="text">
      <style:text-properties fo:font-weight="normal" officeooo:rsid="0c1a1f1b" style:font-weight-asian="normal" style:font-weight-complex="normal"/>
    </style:style>
    <style:style style:name="T64" style:family="text">
      <style:text-properties fo:font-weight="normal" officeooo:rsid="0c1b1dff" style:font-weight-asian="normal" style:font-weight-complex="normal"/>
    </style:style>
    <style:style style:name="T65" style:family="text">
      <style:text-properties fo:font-weight="normal" officeooo:rsid="0c1bc4ab" style:font-weight-asian="normal" style:font-weight-complex="normal"/>
    </style:style>
    <style:style style:name="T66" style:family="text">
      <style:text-properties fo:font-weight="normal" officeooo:rsid="0c222417" style:font-weight-asian="normal" style:font-weight-complex="normal"/>
    </style:style>
    <style:style style:name="T67" style:family="text">
      <style:text-properties fo:font-weight="normal" officeooo:rsid="0c4e1dd6" style:font-weight-asian="normal" style:font-weight-complex="normal"/>
    </style:style>
    <style:style style:name="T68" style:family="text">
      <style:text-properties fo:font-weight="normal" officeooo:rsid="0c5420dc" style:font-weight-asian="normal" style:font-weight-complex="normal"/>
    </style:style>
    <style:style style:name="T69" style:family="text">
      <style:text-properties fo:font-weight="normal" officeooo:rsid="0c56070f" style:font-weight-asian="normal" style:font-weight-complex="normal"/>
    </style:style>
    <style:style style:name="T70" style:family="text">
      <style:text-properties fo:font-weight="normal" fo:background-color="#fff200" loext:char-shading-value="0" style:font-weight-asian="normal" style:font-weight-complex="normal"/>
    </style:style>
    <style:style style:name="T71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72" style:family="text">
      <style:text-properties officeooo:rsid="0ad1090c"/>
    </style:style>
    <style:style style:name="T73" style:family="text">
      <style:text-properties officeooo:rsid="0ad2afea"/>
    </style:style>
    <style:style style:name="T74" style:family="text">
      <style:text-properties officeooo:rsid="0ad34909"/>
    </style:style>
    <style:style style:name="T75" style:family="text">
      <style:text-properties officeooo:rsid="0ad525f6"/>
    </style:style>
    <style:style style:name="T76" style:family="text">
      <style:text-properties officeooo:rsid="0ae08be7"/>
    </style:style>
    <style:style style:name="T77" style:family="text">
      <style:text-properties officeooo:rsid="0ae2806c"/>
    </style:style>
    <style:style style:name="T78" style:family="text">
      <style:text-properties officeooo:rsid="0ae3e80f"/>
    </style:style>
    <style:style style:name="T79" style:family="text">
      <style:text-properties officeooo:rsid="0ae79b44"/>
    </style:style>
    <style:style style:name="T80" style:family="text">
      <style:text-properties officeooo:rsid="0af1263e"/>
    </style:style>
    <style:style style:name="T81" style:family="text">
      <style:text-properties officeooo:rsid="0af6469a"/>
    </style:style>
    <style:style style:name="T82" style:family="text">
      <style:text-properties fo:font-size="12pt" officeooo:rsid="0b2ea73a" style:font-size-asian="12pt" style:font-size-complex="12pt"/>
    </style:style>
    <style:style style:name="T83" style:family="text">
      <style:text-properties fo:font-size="12pt" officeooo:rsid="0af6469a" style:font-size-asian="12pt" style:font-size-complex="12pt"/>
    </style:style>
    <style:style style:name="T84" style:family="text">
      <style:text-properties officeooo:rsid="0afc7776"/>
    </style:style>
    <style:style style:name="T85" style:family="text">
      <style:text-properties officeooo:rsid="0b02b7f0"/>
    </style:style>
    <style:style style:name="T86" style:family="text">
      <style:text-properties officeooo:rsid="0b0580ce"/>
    </style:style>
    <style:style style:name="T87" style:family="text">
      <style:text-properties officeooo:rsid="0b08378f"/>
    </style:style>
    <style:style style:name="T88" style:family="text">
      <style:text-properties officeooo:rsid="0b09869c"/>
    </style:style>
    <style:style style:name="T89" style:family="text">
      <style:text-properties officeooo:rsid="0b0a3621"/>
    </style:style>
    <style:style style:name="T90" style:family="text">
      <style:text-properties officeooo:rsid="0b183a8f"/>
    </style:style>
    <style:style style:name="T91" style:family="text">
      <style:text-properties officeooo:rsid="0b1b1a05"/>
    </style:style>
    <style:style style:name="T92" style:family="text">
      <style:text-properties officeooo:rsid="0b217fe4"/>
    </style:style>
    <style:style style:name="T93" style:family="text">
      <style:text-properties officeooo:rsid="0b27031b"/>
    </style:style>
    <style:style style:name="T94" style:family="text">
      <style:text-properties officeooo:rsid="0b374263"/>
    </style:style>
    <style:style style:name="T95" style:family="text">
      <style:text-properties officeooo:rsid="0b390da5"/>
    </style:style>
    <style:style style:name="T96" style:family="text">
      <style:text-properties officeooo:rsid="0b3a6ba1"/>
    </style:style>
    <style:style style:name="T97" style:family="text">
      <style:text-properties officeooo:rsid="0b3c47d7"/>
    </style:style>
    <style:style style:name="T98" style:family="text">
      <style:text-properties officeooo:rsid="0b4541be"/>
    </style:style>
    <style:style style:name="T99" style:family="text">
      <style:text-properties officeooo:rsid="0af90707"/>
    </style:style>
    <style:style style:name="T100" style:family="text">
      <style:text-properties officeooo:rsid="0b5468d6"/>
    </style:style>
    <style:style style:name="T101" style:family="text">
      <style:text-properties officeooo:rsid="0b5a0615"/>
    </style:style>
    <style:style style:name="T102" style:family="text">
      <style:text-properties officeooo:rsid="0aaa1c8d"/>
    </style:style>
    <style:style style:name="T103" style:family="text">
      <style:text-properties officeooo:rsid="0b604de6"/>
    </style:style>
    <style:style style:name="T104" style:family="text">
      <style:text-properties officeooo:rsid="0b75bbf4"/>
    </style:style>
    <style:style style:name="T105" style:family="text">
      <style:text-properties officeooo:rsid="0b77836b"/>
    </style:style>
    <style:style style:name="T106" style:family="text">
      <style:text-properties officeooo:rsid="0b9d4784"/>
    </style:style>
    <style:style style:name="T107" style:family="text">
      <style:text-properties officeooo:rsid="0bb7a616"/>
    </style:style>
    <style:style style:name="T108" style:family="text">
      <style:text-properties officeooo:rsid="0bbf64b4"/>
    </style:style>
    <style:style style:name="T109" style:family="text">
      <style:text-properties officeooo:rsid="0bc110b8"/>
    </style:style>
    <style:style style:name="T110" style:family="text">
      <style:text-properties officeooo:rsid="0bc3d80f"/>
    </style:style>
    <style:style style:name="T111" style:family="text">
      <style:text-properties officeooo:rsid="0bd23360"/>
    </style:style>
    <style:style style:name="T112" style:family="text">
      <style:text-properties officeooo:rsid="0bd86342"/>
    </style:style>
    <style:style style:name="T113" style:family="text">
      <style:text-properties officeooo:rsid="0bdbec97"/>
    </style:style>
    <style:style style:name="T114" style:family="text">
      <style:text-properties officeooo:rsid="0bde4269"/>
    </style:style>
    <style:style style:name="T115" style:family="text">
      <style:text-properties officeooo:rsid="0be8d53e"/>
    </style:style>
    <style:style style:name="T116" style:family="text">
      <style:text-properties officeooo:rsid="0beb6efe"/>
    </style:style>
    <style:style style:name="T117" style:family="text">
      <style:text-properties officeooo:rsid="0bf32895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c0247c2" style:font-style-asian="normal" style:font-style-complex="normal"/>
    </style:style>
    <style:style style:name="T120" style:family="text">
      <style:text-properties fo:font-style="normal" officeooo:rsid="0bf7a921" style:font-style-asian="normal" style:font-style-complex="normal"/>
    </style:style>
    <style:style style:name="T121" style:family="text">
      <style:text-properties officeooo:rsid="0c07e4e2"/>
    </style:style>
    <style:style style:name="T122" style:family="text">
      <style:text-properties officeooo:rsid="0c2f7b22"/>
    </style:style>
    <style:style style:name="T123" style:family="text">
      <style:text-properties officeooo:rsid="0c4d3720"/>
    </style:style>
    <style:style style:name="T124" style:family="text">
      <style:text-properties officeooo:rsid="0c4e1dd6"/>
    </style:style>
    <style:style style:name="T125" style:family="text">
      <style:text-properties officeooo:rsid="0c5420dc"/>
    </style:style>
    <style:style style:name="T126" style:family="text">
      <style:text-properties officeooo:rsid="0c5b5afc"/>
    </style:style>
    <style:style style:name="T127" style:family="text">
      <style:text-properties officeooo:rsid="0c622f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78">ZX-ESP WiFi internet card API</text:p>
      <text:p text:style-name="P14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3"><text:a xlink:type="simple" xlink:href="#__RefHeading___Toc17842_235389039" text:style-name="Index_20_Link" text:visited-style-name="Index_20_Link"><text:s/>1. Ограничения и возможности<text:tab/>2</text:a></text:p>
          <text:p text:style-name="P282"><text:a xlink:type="simple" xlink:href="#__RefHeading___Toc17844_235389039" text:style-name="Index_20_Link" text:visited-style-name="Index_20_Link"><text:s/>1.1 Ограничения ZX-SPECTRUM<text:tab/>2</text:a></text:p>
          <text:p text:style-name="P282"><text:a xlink:type="simple" xlink:href="#__RefHeading___Toc17846_235389039" text:style-name="Index_20_Link" text:visited-style-name="Index_20_Link"><text:s/>1.2 Возможности ESP8266<text:tab/>2</text:a></text:p>
          <text:p text:style-name="P283"><text:a xlink:type="simple" xlink:href="#__RefHeading___Toc17848_235389039" text:style-name="Index_20_Link" text:visited-style-name="Index_20_Link"><text:s/>2. Минимально необходимое API<text:tab/>2</text:a></text:p>
          <text:p text:style-name="P282"><text:a xlink:type="simple" xlink:href="#__RefHeading___Toc17850_235389039" text:style-name="Index_20_Link" text:visited-style-name="Index_20_Link"><text:s/>2.1 WiFi API<text:tab/>3</text:a></text:p>
          <text:p text:style-name="P282"><text:a xlink:type="simple" xlink:href="#__RefHeading___Toc17852_235389039" text:style-name="Index_20_Link" text:visited-style-name="Index_20_Link"><text:s/>2.2 Socket API<text:tab/>4</text:a></text:p>
          <text:p text:style-name="P284"><text:a xlink:type="simple" xlink:href="#__RefHeading___Toc17854_235389039" text:style-name="Index_20_Link" text:visited-style-name="Index_20_Link"><text:s/>2.2.1. Общие функции<text:tab/>4</text:a></text:p>
          <text:p text:style-name="P284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284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283"><text:a xlink:type="simple" xlink:href="#__RefHeading___Toc17860_235389039" text:style-name="Index_20_Link" text:visited-style-name="Index_20_Link"><text:s/>3. Протокол обмена<text:tab/>6</text:a></text:p>
          <text:p text:style-name="P282"><text:a xlink:type="simple" xlink:href="#__RefHeading___Toc17862_235389039" text:style-name="Index_20_Link" text:visited-style-name="Index_20_Link"><text:s/>3.1 Коды команд<text:tab/>7</text:a></text:p>
          <text:p text:style-name="P282"><text:a xlink:type="simple" xlink:href="#__RefHeading___Toc17864_235389039" text:style-name="Index_20_Link" text:visited-style-name="Index_20_Link"><text:s/>3.2 Общие команды<text:tab/>8</text:a></text:p>
          <text:p text:style-name="P284"><text:a xlink:type="simple" xlink:href="#__RefHeading___Toc17866_235389039" text:style-name="Index_20_Link" text:visited-style-name="Index_20_Link"><text:s/>3.2.1. Команда esp_poll<text:tab/>8</text:a></text:p>
          <text:p text:style-name="P284"><text:a xlink:type="simple" xlink:href="#__RefHeading___Toc17868_235389039" text:style-name="Index_20_Link" text:visited-style-name="Index_20_Link"><text:s/>3.2.2. Команда gettxtinfo<text:tab/>9</text:a></text:p>
          <text:p text:style-name="P282"><text:a xlink:type="simple" xlink:href="#__RefHeading___Toc17870_235389039" text:style-name="Index_20_Link" text:visited-style-name="Index_20_Link"><text:s/>3.3 Команды работы с WiFi<text:tab/>10</text:a></text:p>
          <text:p text:style-name="P284"><text:a xlink:type="simple" xlink:href="#__RefHeading___Toc17872_235389039" text:style-name="Index_20_Link" text:visited-style-name="Index_20_Link"><text:s/>3.3.1. Команда wifi_config<text:tab/>10</text:a></text:p>
          <text:p text:style-name="P284"><text:a xlink:type="simple" xlink:href="#__RefHeading___Toc17874_235389039" text:style-name="Index_20_Link" text:visited-style-name="Index_20_Link"><text:s/>3.3.2. Команда wifi_ status<text:tab/>10</text:a></text:p>
          <text:p text:style-name="P282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284"><text:a xlink:type="simple" xlink:href="#__RefHeading___Toc17878_235389039" text:style-name="Index_20_Link" text:visited-style-name="Index_20_Link"><text:s/>3.4.1. Команда socket<text:tab/>11</text:a></text:p>
          <text:p text:style-name="P284"><text:a xlink:type="simple" xlink:href="#__RefHeading___Toc18087_235389039" text:style-name="Index_20_Link" text:visited-style-name="Index_20_Link"><text:s/>3.4.2. Команда close<text:tab/>11</text:a></text:p>
          <text:p text:style-name="P284"><text:a xlink:type="simple" xlink:href="#__RefHeading___Toc18089_235389039" text:style-name="Index_20_Link" text:visited-style-name="Index_20_Link"><text:s/>3.4.3. Команда fcntl<text:tab/>11</text:a></text:p>
          <text:p text:style-name="P282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284"><text:a xlink:type="simple" xlink:href="#__RefHeading___Toc18359_235389039" text:style-name="Index_20_Link" text:visited-style-name="Index_20_Link"><text:s/>3.5.1. Команда connect<text:tab/>13</text:a></text:p>
          <text:p text:style-name="P284"><text:a xlink:type="simple" xlink:href="#__RefHeading___Toc18615_235389039" text:style-name="Index_20_Link" text:visited-style-name="Index_20_Link"><text:s/>3.5.2. Команда recv<text:tab/>13</text:a></text:p>
          <text:p text:style-name="P284"><text:a xlink:type="simple" xlink:href="#__RefHeading___Toc18853_235389039" text:style-name="Index_20_Link" text:visited-style-name="Index_20_Link"><text:s/>3.5.3. Команда send<text:tab/>14</text:a></text:p>
          <text:p text:style-name="P282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43"/>
      <text:p text:style-name="P279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10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1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2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2">Пока смиримся с тем что есть.</text:span></text:p>
      <text:p text:style-name="P12"/>
      <text:h text:style-name="P288" text:outline-level="2"><text:bookmark-start text:name="__RefHeading___Toc17846_235389039"/>Возможности ESP8266<text:bookmark-end text:name="__RefHeading___Toc17846_235389039"/></text:h>
      <text:p text:style-name="P14"><text:tab/><text:span text:style-name="T12">Возможности ESP8266 весьма широки:</text:span></text:p>
      <text:list xml:id="list2739982137" text:style-name="L1">
        <text:list-item>
          <text:p text:style-name="P285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85">поддержка до 4х IP-соединений одновременно (для ZX хватит за глаза);</text:p>
        </text:list-item>
        <text:list-item>
          <text:p text:style-name="P285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86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86"><text:span text:style-name="T13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4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5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5">Итак, минимальное API для настройки WiFi.</text:span></text:p>
      <text:p text:style-name="P17"/>
      <text:h text:style-name="P289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6">к</text:span>ция <text:span text:style-name="T16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7">режим (AP/Station)</text:span></text:p>
      <text:p text:style-name="P20"><text:tab/><text:span text:style-name="T1">name</text:span><text:tab/>- <text:span text:style-name="T17">имя точки доступа;</text:span></text:p>
      <text:p text:style-name="P20"><text:tab/><text:span text:style-name="T1">pass</text:span><text:tab/>- <text:span text:style-name="T17">пароль;</text:span></text:p>
      <text:p text:style-name="P20"><text:tab/><text:span text:style-name="T1">auth</text:span><text:tab/>- <text:span text:style-name="T17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6">к</text:span>ция <text:span text:style-name="T17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8">так же возвращает:</text:span></text:p>
      <text:p text:style-name="P23"><text:tab/><text:span text:style-name="T1">mode</text:span> - <text:s/><text:span text:style-name="T17">режим (AP/Station)</text:span></text:p>
      <text:p text:style-name="P23"><text:tab/><text:span text:style-name="T1">name</text:span><text:tab/>- <text:span text:style-name="T17">имя точки доступа;</text:span></text:p>
      <text:p text:style-name="P22"><text:tab/><text:span text:style-name="T1">pass</text:span><text:tab/>- <text:span text:style-name="T17">пароль;</text:span></text:p>
      <text:p text:style-name="P22"><text:tab/><text:span text:style-name="T1">auth</text:span><text:tab/>- <text:span text:style-name="T17">режим аутентификации (только для AP).</text:span></text:p>
      <text:p text:style-name="P22"/>
      <text:p text:style-name="P26">Для AP и <text:span text:style-name="T17">Station </text:span>режимов коды ошибок разные.</text:p>
      <text:p text:style-name="P26"/>
      <text:p text:style-name="P26"/>
      <text:h text:style-name="P295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20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3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4">Возвращает номер соединения (&gt;=0) или код ошибки (&lt;0).</text:p>
      <text:p text:style-name="P36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6">номер сокета (&gt;=0).</text:span></text:p>
      <text:p text:style-name="P35">Возвращает 0, <text:span text:style-name="T26">если все в порядке</text:span> или код ошибки (&lt;0).</text:p>
      <text:p text:style-name="P1"/>
      <text:p text:style-name="P32"/>
      <text:p text:style-name="P9">void <text:s/>esp_poll();</text:p>
      <text:p text:style-name="P32"/>
      <text:p text:style-name="P37"><text:tab/>Тот самый мерзкий вызов, который опрашивает состояние ESP8266 по COM-порту и вычитывает данные. Должен вызываться периодически. <text:span text:style-name="T27">Может быть — в прерывании.</text:span></text:p>
      <text:p text:style-name="P32"/>
      <text:h text:style-name="P298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1">16</text:span>_t adrsize);</text:p>
      <text:p text:style-name="P30"/>
      <text:p text:style-name="P39">Установить соединение.</text:p>
      <text:p text:style-name="P38"><text:span text:style-name="T1">sockfd</text:span> — номер сокета, созданного функцией <text:s/><text:span text:style-name="T1">socket()</text:span><text:span text:style-name="T28">;</text:span></text:p>
      <text:p text:style-name="P38"><text:span text:style-name="T1">sockaddr</text:span> — адрес (для IP — это IP-адрес и номер порта);</text:p>
      <text:p text:style-name="P38"><text:span text:style-name="T1">adrsize</text:span> — размер структуры sockaddr (он разный для разных сокетов, но у нас пока всегда 6 байт).</text:p>
      <text:p text:style-name="P39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9">16</text:span>_t recv(int8_t sockfd, void *buf, int<text:span text:style-name="T22">16</text:span>_t <text:span text:style-name="T127">size</text:span>, int8_t flags);</text:p>
      <text:p text:style-name="P31"/>
      <text:p text:style-name="P45">Читает данные из сокета.</text:p>
      <text:p text:style-name="P38"><text:span text:style-name="T1">sockfd</text:span> — номер сокета;</text:p>
      <text:p text:style-name="P40"><text:span text:style-name="T1">buf</text:span> — <text:span text:style-name="T72">буфер, куда читать данные;</text:span></text:p>
      <text:p text:style-name="P43"><text:span text:style-name="T9">size</text:span> — <text:span text:style-name="T72">размер буфера;</text:span></text:p>
      <text:p text:style-name="P40"><text:span text:style-name="T1">flags</text:span> — <text:span text:style-name="T72">флаги (пока не используются).</text:span></text:p>
      <text:p text:style-name="P40"/>
      <text:p text:style-name="P45">Возвращает: количество считанных байт (&gt;0), код ошибки (&lt;0) или, если <text:span text:style-name="T73">возвращен</text:span> 0, то соединение закрыто.</text:p>
      <text:p text:style-name="P147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</text:span><text:span text:style-name="T9">size</text:span><text:span text:style-name="T1">, int</text:span><text:span text:style-name="T8">8_t</text:span><text:span text:style-name="T1"> flags);</text:span></text:p>
      <text:p text:style-name="P46"><text:span text:style-name="T74">Отправляет</text:span> данные <text:span text:style-name="T74">в</text:span> сокет.</text:p>
      <text:p text:style-name="P41"><text:span text:style-name="T1">sockfd</text:span> — номер сокета;</text:p>
      <text:p text:style-name="P41"><text:span text:style-name="T1">buf</text:span> — <text:span text:style-name="T72">буфер, с данными данные;</text:span></text:p>
      <text:p text:style-name="P44"><text:span text:style-name="T9">size</text:span> — <text:span text:style-name="T74">сколько байт нужно отправить;</text:span></text:p>
      <text:p text:style-name="P41"><text:span text:style-name="T1">flags</text:span> — <text:span text:style-name="T72">флаги (пока не используются).</text:span></text:p>
      <text:p text:style-name="P41"/>
      <text:p text:style-name="P46">Возвращает: количество <text:span text:style-name="T75">переданных</text:span> байт (&gt;0), код ошибки (&lt;0) или, если <text:span text:style-name="T73">возвращен</text:span> 0, то соединение закрыто.</text:p>
      <text:p text:style-name="P28"/>
      <text:h text:style-name="P298" text:outline-level="3"><text:bookmark-start text:name="__RefHeading___Toc17858_235389039"/>Функции слушающего сокета <text:span text:style-name="T25">(может быть потом и их реализуем)</text:span><text:bookmark-end text:name="__RefHeading___Toc17858_235389039"/></text:h>
      <text:p text:style-name="P28"/>
      <text:p text:style-name="P141">int8_t bind(int8_t sockfd, const struct sockaddr *addr, int<text:span text:style-name="T23">16</text:span>_t addr<text:span text:style-name="T127">size </text:span>);</text:p>
      <text:p text:style-name="P142"><text:line-break/>int8_t listen(int8_t sockfd, int8_t backlog);</text:p>
      <text:p text:style-name="P141"><text:line-break/>int8_t accept(int8_t sockfd, struct sockaddr *addr, int<text:span text:style-name="T24">16</text:span>_t *addr<text:span text:style-name="T127">size </text:span>);</text:p>
      <text:p text:style-name="P32"><text:line-break/></text:p>
      <text:h text:style-name="P287" text:outline-level="1"><text:bookmark-start text:name="__RefHeading___Toc17860_235389039"/>Протокол обмена<text:bookmark-end text:name="__RefHeading___Toc17860_235389039"/></text:h>
      <text:p text:style-name="Text_20_body"/>
      <text:p text:style-name="P47"><text:tab/>По сути, необходимо преобразовать асинхронный обмен данными в синхронный.</text:p>
      <text:p text:style-name="P47"><text:tab/>Управляющим устройством (master) будет ZX, а ESP8266 должно выполнять его команды.</text:p>
      <text:p text:style-name="P48"><text:tab/>Все принятые данные ESP8266 должно хранить в своих буферах, насколько позволит размер памяти.</text:p>
      <text:p text:style-name="P48"><text:tab/><text:span text:style-name="T76">Так как к COM-порту будет привязано не более одного устройства, то команды — безадресные.</text:span></text:p>
      <text:p text:style-name="P48"><text:tab/><text:span text:style-name="T78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8"><text:tab/><text:span text:style-name="T79">Такой формат позволит точно найти начало и конец пакета (кадра) при сбое, накладные расходы на анализ байт — минимальны.</text:span></text:p>
      <text:p text:style-name="P48"/>
      <text:p text:style-name="P48"><text:tab/><text:span text:style-name="T77">Общий формат команд (исходный, до байт-стаффинга):</text:span></text:p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48">Резерв,</text:p>
            <text:p text:style-name="P148">всегда 0</text:p>
            <text:p text:style-name="P257"/>
            <text:p text:style-name="P257">reserv0</text:p>
          </table:table-cell>
          <table:table-cell table:style-name="Таблица1.A1" office:value-type="string">
            <text:p text:style-name="P148">Код команды</text:p>
            <text:p text:style-name="P257"/>
            <text:p text:style-name="P257"/>
            <text:p text:style-name="P257">cmd</text:p>
          </table:table-cell>
          <table:table-cell table:style-name="Таблица1.A1" office:value-type="string">
            <text:p text:style-name="P255">ID команды</text:p>
            <text:p text:style-name="P255"/>
            <text:p text:style-name="P257"/>
            <text:p text:style-name="P257">id</text:p>
          </table:table-cell>
          <table:table-cell table:style-name="Таблица1.A1" office:value-type="string">
            <text:p text:style-name="P148">Данные</text:p>
            <text:p text:style-name="P148">(зависят <text:span text:style-name="T112">от cmd</text:span>)</text:p>
            <text:p text:style-name="P257"/>
            <text:p text:style-name="P257">data</text:p>
          </table:table-cell>
          <table:table-cell table:style-name="Таблица1.E1" office:value-type="string">
            <text:p text:style-name="P152">CRC8</text:p>
            <text:p text:style-name="P258">данных</text:p>
            <text:p text:style-name="P258"/>
            <text:p text:style-name="P259">crc8</text:p>
          </table:table-cell>
        </table:table-row>
        <table:table-row>
          <table:table-cell table:style-name="Таблица1.A2" office:value-type="string">
            <text:p text:style-name="P148">1 байт</text:p>
          </table:table-cell>
          <table:table-cell table:style-name="Таблица1.A2" office:value-type="string">
            <text:p text:style-name="P148">1 байт</text:p>
          </table:table-cell>
          <table:table-cell table:style-name="Таблица1.A2" office:value-type="string">
            <text:p text:style-name="P256"><text:span text:style-name="T111">1</text:span> байт</text:p>
          </table:table-cell>
          <table:table-cell table:style-name="Таблица1.A2" office:value-type="string">
            <text:p text:style-name="P148">NNNN байт</text:p>
          </table:table-cell>
          <table:table-cell table:style-name="Таблица1.E2" office:value-type="string">
            <text:p text:style-name="P149">1 байт</text:p>
          </table:table-cell>
        </table:table-row>
        <table:table-row>
          <table:table-cell table:style-name="Таблица1.A2" table:number-columns-spanned="3" office:value-type="string">
            <text:p text:style-name="P266">Заголовок</text:p>
          </table:table-cell>
          <table:covered-table-cell/>
          <table:covered-table-cell/>
          <table:table-cell table:style-name="Таблица1.A2" office:value-type="string">
            <text:p text:style-name="P148"/>
          </table:table-cell>
          <table:table-cell table:style-name="Таблица1.E2" office:value-type="string">
            <text:p text:style-name="P149"/>
          </table:table-cell>
        </table:table-row>
      </table:table>
      <text:p text:style-name="P48"/>
      <text:p text:style-name="P60">Каждая команда предполагает ответ от ESP8266.</text:p>
      <text:p text:style-name="P144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13">идентификатора коман</text:span>ды <text:span text:style-name="T1">id</text:span>. <text:span text:style-name="T6">id</text:span><text:span text:style-name="T113"> ответа всегда равен </text:span><text:span text:style-name="T6">id</text:span><text:span text:style-name="T113"> команды, на которую получен ответ;</text:span></text:p>
      <text:p text:style-name="Text_20_body">- данных <text:span text:style-name="T1">data</text:span>, <text:span text:style-name="T114">размер которых зависит от конкретной команды. Данные могут и отсутствовать;</text:span></text:p>
      <text:p text:style-name="Text_20_body">- <text:span text:style-name="T114">контрольной суммы crc8, которая вычисляется от байта <text:s/></text:span><text:span text:style-name="T7">reserv0</text:span><text:span text:style-name="T48"> до последнего байта данных включительно.</text:span></text:p>
      <text:p text:style-name="P145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45"/>
      <text:p text:style-name="P276"><text:span text:style-name="T1"><text:tab/>Примечание</text:span>. В описании команд описываются только поля данных <text:soft-page-break/>запроса и ответа <text:s/>без<text:span text:style-name="T77"> байт-стаффинга. </text:span>То есть пакет имеет вид без преобразования к формату SLIP-протокола. <text:span text:style-name="T77">Поля заголовка и контрольной <text:s/>суммы в описании команд опускаются. Коды команд указаны в в табл.</text:span><text:span text:style-name="T77"><text:sequence-ref text:reference-format="value" text:ref-name="refТабл.0">1</text:sequence-ref></text:span><text:span text:style-name="T77">.</text:span></text:p>
      <text:p text:style-name="P60"/>
      <text:h text:style-name="P290" text:outline-level="2"><text:bookmark-start text:name="__RefHeading___Toc17862_235389039"/>Коды команд<text:bookmark-end text:name="__RefHeading___Toc17862_235389039"/></text:h>
      <text:p text:style-name="P281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30">Команда</text:p>
          </table:table-cell>
          <table:table-cell table:style-name="Таблица9.A1" office:value-type="string">
            <text:p text:style-name="P230">Код</text:p>
          </table:table-cell>
          <table:table-cell table:style-name="Таблица9.C1" office:value-type="string">
            <text:p text:style-name="P230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7">Об<text:span text:style-name="T104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7">gettxtinfo</text:p>
          </table:table-cell>
          <table:table-cell table:style-name="Таблица9.B18" office:value-type="string">
            <text:p text:style-name="P247">0x01</text:p>
          </table:table-cell>
          <table:table-cell table:style-name="Таблица9.C18" office:value-type="string">
            <text:p text:style-name="P246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5">esp_poll</text:p>
          </table:table-cell>
          <table:table-cell table:style-name="Таблица9.B18" office:value-type="string">
            <text:p text:style-name="P247">0x02</text:p>
          </table:table-cell>
          <table:table-cell table:style-name="Таблица9.C18" office:value-type="string">
            <text:p text:style-name="P231">Проверить <text:span text:style-name="T103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8">Команды <text:span text:style-name="T105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wifi_config</text:p>
          </table:table-cell>
          <table:table-cell table:style-name="Таблица9.B18" office:value-type="string">
            <text:p text:style-name="P247">0x08</text:p>
          </table:table-cell>
          <table:table-cell table:style-name="Таблица9.C18" office:value-type="string">
            <text:p text:style-name="P232">Задать конфигурацию WiFi</text:p>
          </table:table-cell>
        </table:table-row>
        <table:table-row>
          <table:table-cell table:style-name="Таблица9.A18" office:value-type="string">
            <text:p text:style-name="P89">wifi_<text:span text:style-name="T102">status</text:span></text:p>
          </table:table-cell>
          <table:table-cell table:style-name="Таблица9.B18" office:value-type="string">
            <text:p text:style-name="P247">0x09</text:p>
          </table:table-cell>
          <table:table-cell table:style-name="Таблица9.C18" office:value-type="string">
            <text:p text:style-name="P232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99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0">socket</text:p>
          </table:table-cell>
          <table:table-cell table:style-name="Таблица9.B18" office:value-type="string">
            <text:p text:style-name="P247">0x10</text:p>
          </table:table-cell>
          <table:table-cell table:style-name="Таблица9.C18" office:value-type="string">
            <text:p text:style-name="P233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47">0x11</text:p>
          </table:table-cell>
          <table:table-cell table:style-name="Таблица9.C18" office:value-type="string">
            <text:p text:style-name="P96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47">0x12</text:p>
          </table:table-cell>
          <table:table-cell table:style-name="Таблица9.C18" office:value-type="string">
            <text:p text:style-name="P100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101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0">connect</text:p>
          </table:table-cell>
          <table:table-cell table:style-name="Таблица9.B18" office:value-type="string">
            <text:p text:style-name="P248">0x18</text:p>
          </table:table-cell>
          <table:table-cell table:style-name="Таблица9.C18" office:value-type="string">
            <text:p text:style-name="P234">Соединиться с заданным IP</text:p>
          </table:table-cell>
        </table:table-row>
        <table:table-row>
          <table:table-cell table:style-name="Таблица9.A18" office:value-type="string">
            <text:p text:style-name="P91">recv</text:p>
          </table:table-cell>
          <table:table-cell table:style-name="Таблица9.B18" office:value-type="string">
            <text:p text:style-name="P248">0x19</text:p>
          </table:table-cell>
          <table:table-cell table:style-name="Таблица9.C18" office:value-type="string">
            <text:p text:style-name="P235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91">send</text:p>
          </table:table-cell>
          <table:table-cell table:style-name="Таблица9.B18" office:value-type="string">
            <text:p text:style-name="P248">0x1A</text:p>
          </table:table-cell>
          <table:table-cell table:style-name="Таблица9.C18" office:value-type="string">
            <text:p text:style-name="P236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101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2">bind</text:p>
          </table:table-cell>
          <table:table-cell table:style-name="Таблица9.B18" office:value-type="string">
            <text:p text:style-name="P248">0x20</text:p>
          </table:table-cell>
          <table:table-cell table:style-name="Таблица9.C18" office:value-type="string">
            <text:p text:style-name="P237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3">listen</text:p>
          </table:table-cell>
          <table:table-cell table:style-name="Таблица9.B18" office:value-type="string">
            <text:p text:style-name="P248">0x21</text:p>
          </table:table-cell>
          <table:table-cell table:style-name="Таблица9.C18" office:value-type="string">
            <text:p text:style-name="P238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4">accept</text:p>
          </table:table-cell>
          <table:table-cell table:style-name="Таблица9.B19" office:value-type="string">
            <text:p text:style-name="P248">0x22</text:p>
          </table:table-cell>
          <table:table-cell table:style-name="Таблица9.C19" office:value-type="string">
            <text:p text:style-name="P239">Принять соединение</text:p>
          </table:table-cell>
        </table:table-row>
      </table:table>
      <text:p text:style-name="P275"/>
      <text:h text:style-name="P291" text:outline-level="2"/>
      <text:h text:style-name="P294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101">esp_</text:span>poll<text:bookmark-end text:name="__RefHeading___Toc17866_235389039"/></text:h>
      <text:p text:style-name="Text_20_body"><text:tab/><text:span text:style-name="T80">Данная команда осуществляет опрос состояния ESP8266 и возвращает данные по нему.</text:span></text:p>
      <text:p text:style-name="Text_20_body"/>
      <text:p text:style-name="P61">Запрос. <text:span text:style-name="T81">Данные отсутствуют.</text:span></text:p>
      <text:p text:style-name="P70">Ответ.</text:p>
      <text:p text:style-name="P4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6">WiFiStatus</text:p>
          </table:table-cell>
          <table:table-cell table:style-name="Таблица2.A1" office:value-type="string">
            <text:p text:style-name="P153">Nsock</text:p>
          </table:table-cell>
          <table:table-cell table:style-name="Таблица2.C1" office:value-type="string">
            <text:p text:style-name="P162">SockStatus</text:p>
          </table:table-cell>
        </table:table-row>
        <table:table-row>
          <table:table-cell table:style-name="Таблица2.A2" office:value-type="string">
            <text:p text:style-name="P151">1 байт</text:p>
          </table:table-cell>
          <table:table-cell table:style-name="Таблица2.A2" office:value-type="string">
            <text:p text:style-name="P150">1 байт</text:p>
          </table:table-cell>
          <table:table-cell table:style-name="Таблица2.C2" office:value-type="string">
            <text:p text:style-name="P150"><text:span text:style-name="T92">3*Nsock</text:span> байт</text:p>
          </table:table-cell>
        </table:table-row>
      </table:table>
      <text:p text:style-name="P154"/>
      <text:p text:style-name="P154"><text:span text:style-name="T86">WiFiStatus</text:span><text:span text:style-name="T28"> — </text:span><text:span text:style-name="T30">состояние соединения </text:span><text:span text:style-name="T31">с сетью </text:span><text:span text:style-name="T30">WiFi</text:span></text:p>
      <text:p text:style-name="P154"/>
      <text:p text:style-name="P267">Байт <text:span text:style-name="T87">состояни</text:span>я<text:span text:style-name="T87"> соединения </text:span>с сетью <text:span text:style-name="T87">WiFi </text:span>имеет следующий формат:</text:p>
      <text:p text:style-name="P4"/>
      <text:p text:style-name="P280">Таблица <text:sequence text:ref-name="refTable0" text:name="Table" text:formula="ooow:Table+1" style:num-format="1">1</text:sequence>: <text:span text:style-name="T88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64">Бит</text:p>
          </table:table-cell>
          <table:table-cell table:style-name="Таблица4.B1" office:value-type="string">
            <text:p text:style-name="P164">Значение</text:p>
          </table:table-cell>
        </table:table-row>
        <table:table-row>
          <table:table-cell table:style-name="Таблица4.A2" office:value-type="string">
            <text:p text:style-name="P164">0</text:p>
          </table:table-cell>
          <table:table-cell table:style-name="Таблица4.B2" office:value-type="string">
            <text:p text:style-name="P175">Режим (0-Station 1-AP)</text:p>
          </table:table-cell>
        </table:table-row>
        <table:table-row>
          <table:table-cell table:style-name="Таблица4.A2" office:value-type="string">
            <text:p text:style-name="P164">1</text:p>
          </table:table-cell>
          <table:table-cell table:style-name="Таблица4.B2" office:value-type="string">
            <text:p text:style-name="P176">Для <text:s/><text:span text:style-name="T89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64">2</text:p>
          </table:table-cell>
          <table:table-cell table:style-name="Таблица4.B2" office:value-type="string">
            <text:p text:style-name="P177">0</text:p>
          </table:table-cell>
        </table:table-row>
        <table:table-row>
          <table:table-cell table:style-name="Таблица4.A2" office:value-type="string">
            <text:p text:style-name="P164">3</text:p>
          </table:table-cell>
          <table:table-cell table:style-name="Таблица4.B2" office:value-type="string">
            <text:p text:style-name="P177">0</text:p>
          </table:table-cell>
        </table:table-row>
        <table:table-row>
          <table:table-cell table:style-name="Таблица4.A2" office:value-type="string">
            <text:p text:style-name="P164">4</text:p>
          </table:table-cell>
          <table:table-cell table:style-name="Таблица4.B2" office:value-type="string">
            <text:p text:style-name="P177">0</text:p>
          </table:table-cell>
        </table:table-row>
        <table:table-row>
          <table:table-cell table:style-name="Таблица4.A2" office:value-type="string">
            <text:p text:style-name="P164">5</text:p>
          </table:table-cell>
          <table:table-cell table:style-name="Таблица4.B2" office:value-type="string">
            <text:p text:style-name="P177">0</text:p>
          </table:table-cell>
        </table:table-row>
        <table:table-row>
          <table:table-cell table:style-name="Таблица4.A2" office:value-type="string">
            <text:p text:style-name="P164">6</text:p>
          </table:table-cell>
          <table:table-cell table:style-name="Таблица4.B2" office:value-type="string">
            <text:p text:style-name="P177">0</text:p>
          </table:table-cell>
        </table:table-row>
        <table:table-row>
          <table:table-cell table:style-name="Таблица4.A2" office:value-type="string">
            <text:p text:style-name="P164">7</text:p>
          </table:table-cell>
          <table:table-cell table:style-name="Таблица4.B2" office:value-type="string">
            <text:p text:style-name="P227">0 — нет информационного вывода. 1 — есть информационный вывод и его надо считать запросом <text:span text:style-name="T100">gettxtinfo</text:span>. Это просто текст и применяется для отладки.</text:p>
          </table:table-cell>
        </table:table-row>
      </table:table>
      <text:p text:style-name="P155"/>
      <text:p text:style-name="P267"/>
      <text:p text:style-name="P153">Nsock<text:span text:style-name="T28"> — </text:span><text:span text:style-name="T29">количество открытых сокетов.</text:span></text:p>
      <text:p text:style-name="P162"><text:span text:style-name="T84">SockStatus</text:span><text:span text:style-name="T29"> — массив </text:span><text:span text:style-name="T32">трёхбайтовых </text:span><text:span text:style-name="T29">записей о состоянии каждого сокета.</text:span></text:p>
      <text:p text:style-name="P268"/>
      <text:p text:style-name="P163"><text:span text:style-name="T29"><text:tab/>К</text:span><text:span text:style-name="T28">аждая запись массива </text:span><text:span text:style-name="T84">SockStatus</text:span><text:span text:style-name="T29"> </text:span><text:span text:style-name="T28">состоит из </text:span><text:span text:style-name="T33">трёх</text:span><text:span text:style-name="T28"> байт и содержит следующую информацию:</text:span></text:p>
      <text:p text:style-name="P269"/>
      <text:p text:style-name="P163"><text:span text:style-name="T28">SockStatus, </text:span><text:span text:style-name="T33">байт </text:span><text:span text:style-name="T34">0 — содержит номер сокета;</text:span></text:p>
      <text:p text:style-name="P163"><text:span text:style-name="T34">SockStatus, </text:span><text:span text:style-name="T33">байт </text:span><text:span text:style-name="T34">1 — содержит код ошибки (0-ошибок нет)</text:span></text:p>
      <text:p text:style-name="P163"><text:span text:style-name="T34">SockStatus, </text:span><text:span text:style-name="T33">байт </text:span><text:span text:style-name="T34">2 — содержит биты состояния сокета (см. табл)</text:span><text:span text:style-name="T35">.</text:span></text:p>
      <text:p text:style-name="P270"><text:tab/></text:p>
      <text:p text:style-name="P280">Таблица <text:sequence text:ref-name="refTable1" text:name="Table" text:formula="ooow:Table+1" style:num-format="1">2</text:sequence>: SockStatus, <text:span text:style-name="T93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5">Бит</text:p>
          </table:table-cell>
          <table:table-cell table:style-name="Таблица3.B1" office:value-type="string">
            <text:p text:style-name="P165">Значение</text:p>
          </table:table-cell>
        </table:table-row>
        <text:soft-page-break/>
        <table:table-row>
          <table:table-cell table:style-name="Таблица3.A2" office:value-type="string">
            <text:p text:style-name="P165">0</text:p>
          </table:table-cell>
          <table:table-cell table:style-name="Таблица3.B2" office:value-type="string">
            <text:p text:style-name="P240">Сокет <text:span text:style-name="T85">(1)</text:span> открыт или закрылся <text:s/><text:span text:style-name="T85">(0)</text:span>.</text:p>
            <text:p text:style-name="P241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65">1</text:p>
          </table:table-cell>
          <table:table-cell table:style-name="Таблица3.B2" office:value-type="string">
            <text:p text:style-name="P242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65">2</text:p>
          </table:table-cell>
          <table:table-cell table:style-name="Таблица3.B2" office:value-type="string">
            <text:p text:style-name="P242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65">3</text:p>
          </table:table-cell>
          <table:table-cell table:style-name="Таблица3.B2" office:value-type="string">
            <text:p text:style-name="P243">0 — <text:span text:style-name="T90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65">4</text:p>
          </table:table-cell>
          <table:table-cell table:style-name="Таблица3.B2" office:value-type="string">
            <text:p text:style-name="P244">0 — для слушающего сокета нет входящих соединений, 1 — есть соединение <text:span text:style-name="T91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65">5</text:p>
          </table:table-cell>
          <table:table-cell table:style-name="Таблица3.B2" office:value-type="string">
            <text:p text:style-name="P245">0</text:p>
          </table:table-cell>
        </table:table-row>
        <table:table-row>
          <table:table-cell table:style-name="Таблица3.A2" office:value-type="string">
            <text:p text:style-name="P165">6</text:p>
          </table:table-cell>
          <table:table-cell table:style-name="Таблица3.B2" office:value-type="string">
            <text:p text:style-name="P243">0</text:p>
          </table:table-cell>
        </table:table-row>
        <table:table-row>
          <table:table-cell table:style-name="Таблица3.A2" office:value-type="string">
            <text:p text:style-name="P165">7</text:p>
          </table:table-cell>
          <table:table-cell table:style-name="Таблица3.B2" office:value-type="string">
            <text:p text:style-name="P243">0 </text:p>
          </table:table-cell>
        </table:table-row>
      </table:table>
      <text:h text:style-name="P292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3">Запрос. <text:span text:style-name="T81">Данные отсутствуют.</text:span></text:p>
      <text:p text:style-name="P72">Ответ.</text:p>
      <text:p text:style-name="P51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28">text</text:p>
          </table:table-cell>
        </table:table-row>
        <table:table-row>
          <table:table-cell table:style-name="Таблица8.A2" office:value-type="string">
            <text:p text:style-name="P228">ASCIIZ</text:p>
          </table:table-cell>
        </table:table-row>
      </table:table>
      <text:p text:style-name="P229"/>
      <text:p text:style-name="P272">Содержит одну строку, завершающуюся нулём. Используется для отладки.</text:p>
      <text:p text:style-name="P86"/>
      <text:h text:style-name="P293" text:outline-level="2"/>
      <text:h text:style-name="P294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79"/>
      <text:p text:style-name="P62">Запрос.</text:p>
      <text:p text:style-name="P5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05">auth</text:p>
          </table:table-cell>
          <table:table-cell table:style-name="Таблица6.A1" office:value-type="string">
            <text:p text:style-name="P192">mode</text:p>
          </table:table-cell>
          <table:table-cell table:style-name="Таблица6.A1" office:value-type="string">
            <text:p text:style-name="P178">name</text:p>
          </table:table-cell>
          <table:table-cell table:style-name="Таблица6.D1" office:value-type="string">
            <text:p text:style-name="P193">password</text:p>
          </table:table-cell>
        </table:table-row>
        <table:table-row>
          <table:table-cell table:style-name="Таблица6.A2" office:value-type="string">
            <text:p text:style-name="P178">1 байт</text:p>
          </table:table-cell>
          <table:table-cell table:style-name="Таблица6.A2" office:value-type="string">
            <text:p text:style-name="P195">1 <text:span text:style-name="T97">байт</text:span></text:p>
          </table:table-cell>
          <table:table-cell table:style-name="Таблица6.A2" office:value-type="string">
            <text:p text:style-name="P193">(ASCIIZ)</text:p>
          </table:table-cell>
          <table:table-cell table:style-name="Таблица6.D2" office:value-type="string">
            <text:p text:style-name="P193">(ASCIIZ)</text:p>
          </table:table-cell>
        </table:table-row>
      </table:table>
      <text:p text:style-name="P274"/>
      <text:p text:style-name="P215"><text:span text:style-name="T96">auth</text:span><text:span text:style-name="T28"> — тип авторизации (</text:span><text:span text:style-name="T70">опишем </text:span><text:span text:style-name="T71">позже</text:span><text:span text:style-name="T28">)</text:span></text:p>
      <text:p text:style-name="P226">mode<text:span text:style-name="T28"> — режим ( </text:span><text:span text:style-name="T36">0-Station 1-AP</text:span><text:span text:style-name="T28">)</text:span></text:p>
      <text:p text:style-name="P215"><text:span text:style-name="T94">name</text:span><text:span text:style-name="T28"> — </text:span><text:span text:style-name="T37">имя (завершается \0)</text:span></text:p>
      <text:p text:style-name="P216"><text:span text:style-name="T95">password</text:span><text:span text:style-name="T28"> — </text:span><text:span text:style-name="T37">пароль (завершается \0)</text:span></text:p>
      <text:p text:style-name="P156"/>
      <text:p text:style-name="P71">Ответ.</text:p>
      <text:p text:style-name="P5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3">exit_code</text:p>
          </table:table-cell>
          <table:table-cell table:style-name="Таблица5.B1" office:value-type="string">
            <text:p text:style-name="P174">WiFiStatus</text:p>
          </table:table-cell>
        </table:table-row>
        <table:table-row>
          <table:table-cell table:style-name="Таблица5.A2" office:value-type="string">
            <text:p text:style-name="P179">1 байт</text:p>
          </table:table-cell>
          <table:table-cell table:style-name="Таблица5.B2" office:value-type="string">
            <text:p text:style-name="P179">1 байт</text:p>
          </table:table-cell>
        </table:table-row>
      </table:table>
      <text:p text:style-name="P156"/>
      <text:p text:style-name="P167">WiFiStatus<text:span text:style-name="T28"> — </text:span><text:span text:style-name="T38">аналогично </text:span><text:span text:style-name="T98">poll</text:span></text:p>
      <text:p text:style-name="P206">exit_code <text:span text:style-name="T28">— </text:span><text:span text:style-name="T38">код ошибка (0 — </text:span><text:span text:style-name="T39">ошибок нет</text:span><text:span text:style-name="T38">)</text:span></text:p>
      <text:h text:style-name="P299" text:outline-level="3"><text:bookmark-start text:name="__RefHeading___Toc17874_235389039"/>Команда <text:s/>wifi_ status<text:bookmark-end text:name="__RefHeading___Toc17874_235389039"/></text:h>
      <text:p text:style-name="P80"/>
      <text:p text:style-name="P140"><text:span text:style-name="T82">Запрос. </text:span><text:span text:style-name="T83">Данные отсутствуют.</text:span></text:p>
      <text:p text:style-name="P81">Ответ.</text:p>
      <text:p text:style-name="P85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>
          <table:table-cell table:style-name="Таблица22.A1" office:value-type="string">
            <text:p text:style-name="P214">exit_code</text:p>
          </table:table-cell>
          <table:table-cell table:style-name="Таблица22.A1" office:value-type="string">
            <text:p text:style-name="P173">WiFiStatus</text:p>
          </table:table-cell>
          <table:table-cell table:style-name="Таблица22.A1" office:value-type="string">
            <text:p text:style-name="P204">auth</text:p>
          </table:table-cell>
          <table:table-cell table:style-name="Таблица22.A1" office:value-type="string">
            <text:p text:style-name="P189">mode</text:p>
          </table:table-cell>
          <table:table-cell table:style-name="Таблица22.A1" office:value-type="string">
            <text:p text:style-name="P190">name</text:p>
          </table:table-cell>
          <table:table-cell table:style-name="Таблица22.F1" office:value-type="string">
            <text:p text:style-name="P194">password</text:p>
          </table:table-cell>
        </table:table-row>
        <table:table-row>
          <table:table-cell table:style-name="Таблица22.A2" office:value-type="string">
            <text:p text:style-name="P191">1 байт</text:p>
          </table:table-cell>
          <table:table-cell table:style-name="Таблица22.A2" office:value-type="string">
            <text:p text:style-name="P179">1 байт</text:p>
          </table:table-cell>
          <table:table-cell table:style-name="Таблица22.A2" office:value-type="string">
            <text:p text:style-name="P204">1 <text:span text:style-name="T97">байт</text:span></text:p>
          </table:table-cell>
          <table:table-cell table:style-name="Таблица22.A2" office:value-type="string">
            <text:p text:style-name="P179">1 байт</text:p>
          </table:table-cell>
          <table:table-cell table:style-name="Таблица22.A2" office:value-type="string">
            <text:p text:style-name="P194">(ASCIIZ)</text:p>
          </table:table-cell>
          <table:table-cell table:style-name="Таблица22.F2" office:value-type="string">
            <text:p text:style-name="P194">(ASCIIZ)</text:p>
          </table:table-cell>
        </table:table-row>
      </table:table>
      <text:p text:style-name="P273"/>
      <text:p text:style-name="P271">Все поля аналогично <text:span text:style-name="T3">wifi_config</text:span><text:span text:style-name="T99">.</text:span></text:p>
      <text:p text:style-name="P271"/>
      <text:p text:style-name="P271"/>
      <text:h text:style-name="P296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4"/>
      <text:p text:style-name="P64">Запрос.</text:p>
      <text:p text:style-name="P5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02">domain</text:p>
          </table:table-cell>
          <table:table-cell table:style-name="Таблица10.A1" office:value-type="string">
            <text:p text:style-name="P103">type</text:p>
          </table:table-cell>
          <table:table-cell table:style-name="Таблица10.C1" office:value-type="string">
            <text:p text:style-name="P102">protocol</text:p>
          </table:table-cell>
        </table:table-row>
        <table:table-row>
          <table:table-cell table:style-name="Таблица10.A2" office:value-type="string">
            <text:p text:style-name="P180">1 байт</text:p>
          </table:table-cell>
          <table:table-cell table:style-name="Таблица10.A2" office:value-type="string">
            <text:p text:style-name="P196">1 <text:span text:style-name="T97">байт</text:span></text:p>
          </table:table-cell>
          <table:table-cell table:style-name="Таблица10.C2" office:value-type="string">
            <text:p text:style-name="P197">1 <text:span text:style-name="T97">байт</text:span></text:p>
          </table:table-cell>
        </table:table-row>
      </table:table>
      <text:p text:style-name="P157"/>
      <text:p text:style-name="P218"><text:span text:style-name="T94">domain</text:span><text:span text:style-name="T28"> — <text:s/>AF_INET </text:span><text:span text:style-name="T40">(пока только IP-пакеты)</text:span></text:p>
      <text:p text:style-name="P219"><text:span text:style-name="T96">type</text:span><text:span text:style-name="T28"> — <text:s/>SOCK_STREAM для TCP и SOCK_DGRAM для UDP</text:span></text:p>
      <text:p text:style-name="P217"><text:span text:style-name="T94">protocol</text:span><text:span text:style-name="T28"> — </text:span><text:span text:style-name="T41">0 (резерв)</text:span></text:p>
      <text:p text:style-name="P157"/>
      <text:p text:style-name="P73">Ответ.</text:p>
      <text:p text:style-name="P52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49">ExitCode</text:p>
          </table:table-cell>
        </table:table-row>
        <table:table-row>
          <table:table-cell table:style-name="Таблица11.A2" office:value-type="string">
            <text:p text:style-name="P180">1 байт</text:p>
          </table:table-cell>
        </table:table-row>
      </table:table>
      <text:p text:style-name="P168"/>
      <text:p text:style-name="P207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номер созданного сокета (&gt;=0)</text:span></text:p>
      <text:p text:style-name="Table_20_Contents"/>
      <text:h text:style-name="P300" text:outline-level="3"><text:bookmark-start text:name="__RefHeading___Toc18087_235389039"/>Команда <text:s/><text:span text:style-name="T107">close</text:span><text:bookmark-end text:name="__RefHeading___Toc18087_235389039"/></text:h>
      <text:p text:style-name="P65">Запрос.</text:p>
      <text:p text:style-name="P53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4">fd_sock</text:p>
          </table:table-cell>
        </table:table-row>
        <table:table-row>
          <table:table-cell table:style-name="Таблица12.A2" office:value-type="string">
            <text:p text:style-name="P181">1 байт</text:p>
          </table:table-cell>
        </table:table-row>
      </table:table>
      <text:p text:style-name="P158"/>
      <text:p text:style-name="P220"><text:span text:style-name="T108">fd_sock</text:span><text:span text:style-name="T28"> — <text:s/></text:span><text:span text:style-name="T43">номер закрываемого сокета</text:span></text:p>
      <text:p text:style-name="P158"/>
      <text:p text:style-name="P74">Ответ.</text:p>
      <text:p text:style-name="P5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50">ExitCode</text:p>
          </table:table-cell>
        </table:table-row>
        <table:table-row>
          <table:table-cell table:style-name="Таблица13.A2" office:value-type="string">
            <text:p text:style-name="P181">1 байт</text:p>
          </table:table-cell>
        </table:table-row>
      </table:table>
      <text:p text:style-name="P169"/>
      <text:p text:style-name="P208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4">0, если сокет успешно закрыт</text:span></text:p>
      <text:p text:style-name="P277"/>
      <text:h text:style-name="P301" text:outline-level="3"><text:bookmark-start text:name="__RefHeading___Toc18089_235389039"/>Команда <text:s/><text:span text:style-name="T109">fcntl</text:span><text:bookmark-end text:name="__RefHeading___Toc18089_235389039"/></text:h>
      <text:p text:style-name="P66">Запрос.</text:p>
      <text:p text:style-name="P54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5">fd_sock</text:p>
          </table:table-cell>
          <table:table-cell table:style-name="Таблица14.A1" office:value-type="string">
            <text:p text:style-name="P112">cmd_fcntl</text:p>
          </table:table-cell>
          <table:table-cell table:style-name="Таблица14.A1" office:value-type="string">
            <text:p text:style-name="P136">size</text:p>
          </table:table-cell>
          <table:table-cell table:style-name="Таблица14.D1" office:value-type="string">
            <text:p text:style-name="P112">data</text:p>
          </table:table-cell>
        </table:table-row>
        <table:table-row>
          <table:table-cell table:style-name="Таблица14.A2" office:value-type="string">
            <text:p text:style-name="P182">1 байт</text:p>
          </table:table-cell>
          <table:table-cell table:style-name="Таблица14.A2" office:value-type="string">
            <text:p text:style-name="P198">1 <text:span text:style-name="T97">байт</text:span></text:p>
          </table:table-cell>
          <table:table-cell table:style-name="Таблица14.A2" office:value-type="string">
            <text:p text:style-name="P198"><text:span text:style-name="T123">2</text:span> <text:span text:style-name="T97">байтa</text:span></text:p>
          </table:table-cell>
          <table:table-cell table:style-name="Таблица14.D2" office:value-type="string">
            <text:p text:style-name="P198"><text:span text:style-name="T110">N</text:span> <text:span text:style-name="T97">байт</text:span></text:p>
          </table:table-cell>
        </table:table-row>
      </table:table>
      <text:p text:style-name="P159"/>
      <text:p text:style-name="P221"><text:soft-page-break/><text:span text:style-name="T108">fd_sock</text:span><text:span text:style-name="T41"> — <text:s/></text:span><text:span text:style-name="T43">номер сокета</text:span></text:p>
      <text:p text:style-name="P116"><text:span text:style-name="T108">cmd_fcntl</text:span><text:span text:style-name="T43"> </text:span><text:span text:style-name="T41">— <text:s/></text:span><text:span text:style-name="T46">команда управления сокетом</text:span></text:p>
      <text:p text:style-name="P122"><text:span text:style-name="T124">size</text:span><text:span text:style-name="T52"> — </text:span><text:span text:style-name="T67">размер данных </text:span><text:span text:style-name="T124">data</text:span></text:p>
      <text:p text:style-name="P114"><text:span text:style-name="T108">data</text:span><text:span text:style-name="T43"> </text:span><text:span text:style-name="T41">— <text:s/></text:span><text:span text:style-name="T46">данные, зависит от значения </text:span><text:span text:style-name="T108">cmd_fcntl</text:span><text:span text:style-name="T43"> и </text:span><text:span text:style-name="T46">могут вовсе отсутствовать</text:span></text:p>
      <text:p text:style-name="P159"/>
      <text:p text:style-name="P75">Ответ.</text:p>
      <text:p text:style-name="P55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254">ExitCode</text:p>
          </table:table-cell>
          <table:table-cell table:style-name="Таблица15.A1" office:value-type="string">
            <text:p text:style-name="P263">fd_sock</text:p>
          </table:table-cell>
          <table:table-cell table:style-name="Таблица15.A1" office:value-type="string">
            <text:p text:style-name="P113">cmd_fcntl</text:p>
          </table:table-cell>
          <table:table-cell table:style-name="Таблица15.A1" office:value-type="string">
            <text:p text:style-name="P136">size</text:p>
          </table:table-cell>
          <table:table-cell table:style-name="Таблица15.E1" office:value-type="string">
            <text:p text:style-name="P113">data</text:p>
          </table:table-cell>
        </table:table-row>
        <table:table-row>
          <table:table-cell table:style-name="Таблица15.A2" office:value-type="string">
            <text:p text:style-name="P183">1 байт</text:p>
          </table:table-cell>
          <table:table-cell table:style-name="Таблица15.A2" office:value-type="string">
            <text:p text:style-name="P184">1 байт</text:p>
          </table:table-cell>
          <table:table-cell table:style-name="Таблица15.A2" office:value-type="string">
            <text:p text:style-name="P199">1 <text:span text:style-name="T97">байт</text:span></text:p>
          </table:table-cell>
          <table:table-cell table:style-name="Таблица15.A2" office:value-type="string">
            <text:p text:style-name="P198"><text:span text:style-name="T123">2</text:span> <text:span text:style-name="T97">байтa</text:span></text:p>
          </table:table-cell>
          <table:table-cell table:style-name="Таблица15.E2" office:value-type="string">
            <text:p text:style-name="P199"><text:span text:style-name="T110">N</text:span> <text:span text:style-name="T97">байт</text:span></text:p>
          </table:table-cell>
        </table:table-row>
      </table:table>
      <text:p text:style-name="P212"><text:span text:style-name="T106">ExitCode</text:span> <text:span text:style-name="T28">— <text:s/></text:span><text:span text:style-name="T45">зависит от команды</text:span></text:p>
      <text:p text:style-name="P222"><text:span text:style-name="T108">fd_sock</text:span><text:span text:style-name="T41"> — <text:s/></text:span><text:span text:style-name="T43">номер сокета</text:span></text:p>
      <text:p text:style-name="P115"><text:span text:style-name="T108">cmd_fcntl</text:span><text:span text:style-name="T43"> </text:span><text:span text:style-name="T41">— <text:s/></text:span><text:span text:style-name="T46">команда управления сокетом </text:span><text:span text:style-name="T47">на которую пришёл ответ</text:span></text:p>
      <text:p text:style-name="P123"><text:span text:style-name="T124">size</text:span><text:span text:style-name="T52"> — </text:span><text:span text:style-name="T67">размер данных </text:span><text:span text:style-name="T124">data</text:span></text:p>
      <text:p text:style-name="P115"><text:span text:style-name="T108">data</text:span><text:span text:style-name="T43"> </text:span><text:span text:style-name="T41">— <text:s/></text:span><text:span text:style-name="T46">данные, зависит от значения </text:span><text:span text:style-name="T43">cmd_fcntl и </text:span><text:span text:style-name="T46">могут вовсе отсутствовать</text:span></text:p>
      <text:h text:style-name="P297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5">Команда </text:span>connect<text:bookmark-end text:name="__RefHeading___Toc18359_235389039"/></text:h>
      <text:p text:style-name="P67">Запрос.</text:p>
      <text:p text:style-name="P56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106">fd_sock</text:p>
          </table:table-cell>
          <table:table-cell table:style-name="Таблица16.A1" office:value-type="string">
            <text:p text:style-name="P117">addr<text:span text:style-name="T125">size</text:span></text:p>
          </table:table-cell>
          <table:table-cell table:style-name="Таблица16.C1" office:value-type="string">
            <text:p text:style-name="P117">addr</text:p>
          </table:table-cell>
        </table:table-row>
        <table:table-row>
          <table:table-cell table:style-name="Таблица16.A2" office:value-type="string">
            <text:p text:style-name="P185">1 байт</text:p>
          </table:table-cell>
          <table:table-cell table:style-name="Таблица16.A2" office:value-type="string">
            <text:p text:style-name="P200"><text:span text:style-name="T125">2</text:span> <text:span text:style-name="T97">байт</text:span></text:p>
          </table:table-cell>
          <table:table-cell table:style-name="Таблица16.C2" office:value-type="string">
            <text:p text:style-name="P200"><text:span text:style-name="T122">n</text:span> <text:span text:style-name="T97">байт</text:span></text:p>
          </table:table-cell>
        </table:table-row>
      </table:table>
      <text:p text:style-name="P223"/>
      <text:p text:style-name="P111">fd_sock<text:span text:style-name="T28"> — </text:span><text:span text:style-name="T50">номер сокета, ранее созданного вызовом </text:span><text:span text:style-name="T116">socket()</text:span><text:span text:style-name="T50"> ;</text:span></text:p>
      <text:p text:style-name="P124"><text:span text:style-name="T116">addrsize</text:span><text:span text:style-name="T68"> — </text:span><text:span text:style-name="T69">размер адреса (6 байт для IPv4)</text:span></text:p>
      <text:p text:style-name="P118">addr<text:span text:style-name="T28"> — </text:span><text:span text:style-name="T50">адрес, с которым нужно соединиться (для IP — это 4 байта IP-адрес и 2 байта порт);</text:span></text:p>
      <text:p text:style-name="P160"/>
      <text:p text:style-name="P76">Ответ.</text:p>
      <text:p text:style-name="P56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51">ExitCode</text:p>
          </table:table-cell>
        </table:table-row>
        <table:table-row>
          <table:table-cell table:style-name="Таблица17.A2" office:value-type="string">
            <text:p text:style-name="P185">1 байт</text:p>
          </table:table-cell>
        </table:table-row>
      </table:table>
      <text:p text:style-name="P170"/>
      <text:p text:style-name="P209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если соединение установлено.</text:span></text:p>
      <text:p text:style-name="P42"/>
      <text:h text:style-name="Heading_20_3" text:outline-level="3"><text:bookmark-start text:name="__RefHeading___Toc18615_235389039"/>Команда recv<text:bookmark-end text:name="__RefHeading___Toc18615_235389039"/></text:h>
      <text:p text:style-name="P146"/>
      <text:p text:style-name="P68">Запрос.</text:p>
      <text:p text:style-name="P57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7">fd_sock</text:p>
          </table:table-cell>
          <table:table-cell table:style-name="Таблица18.A1" office:value-type="string">
            <text:p text:style-name="P130">flags</text:p>
          </table:table-cell>
          <table:table-cell table:style-name="Таблица18.C1" office:value-type="string">
            <text:p text:style-name="P137">size</text:p>
          </table:table-cell>
        </table:table-row>
        <table:table-row>
          <table:table-cell table:style-name="Таблица18.A2" office:value-type="string">
            <text:p text:style-name="P186">1 байт</text:p>
          </table:table-cell>
          <table:table-cell table:style-name="Таблица18.A2" office:value-type="string">
            <text:p text:style-name="P260">1 байт</text:p>
          </table:table-cell>
          <table:table-cell table:style-name="Таблица18.C2" office:value-type="string">
            <text:p text:style-name="P201"><text:span text:style-name="T117">2</text:span> <text:span text:style-name="T97">байта</text:span></text:p>
          </table:table-cell>
        </table:table-row>
      </table:table>
      <text:p text:style-name="P224"/>
      <text:p text:style-name="P107">fd_sock<text:span text:style-name="T28"> — </text:span><text:span text:style-name="T50">номер сокета, </text:span><text:span text:style-name="T51">из которого хотим прочитать</text:span><text:span text:style-name="T50">;</text:span></text:p>
      <text:p text:style-name="P119"><text:span text:style-name="T117">flags</text:span><text:span text:style-name="T28"> — </text:span><text:span text:style-name="T52">флаги (пока не используются, всегда 0);</text:span></text:p>
      <text:p text:style-name="P125"><text:span text:style-name="T126">size</text:span><text:span text:style-name="T52"> — </text:span><text:span text:style-name="T53">сколько байт хотим прочитать (максимум);</text:span></text:p>
      <text:p text:style-name="P161"/>
      <text:p text:style-name="P77">Ответ.</text:p>
      <text:p text:style-name="P57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52">ExitCode</text:p>
          </table:table-cell>
          <table:table-cell table:style-name="Таблица19.B1" office:value-type="string">
            <text:p text:style-name="P107">fd_sock</text:p>
          </table:table-cell>
          <table:table-cell table:style-name="Таблица19.B1" office:value-type="string">
            <text:p text:style-name="P130">flags</text:p>
          </table:table-cell>
          <table:table-cell table:style-name="Таблица19.B1" office:value-type="string">
            <text:p text:style-name="P138">size</text:p>
          </table:table-cell>
          <table:table-cell table:style-name="Таблица19.E1" office:value-type="string">
            <text:p text:style-name="P133">data</text:p>
          </table:table-cell>
        </table:table-row>
        <table:table-row>
          <table:table-cell table:style-name="Таблица19.A2" office:value-type="string">
            <text:p text:style-name="P186">1 байт</text:p>
          </table:table-cell>
          <table:table-cell table:style-name="Таблица19.B2" office:value-type="string">
            <text:p text:style-name="P186">1 байт</text:p>
          </table:table-cell>
          <table:table-cell table:style-name="Таблица19.B2" office:value-type="string">
            <text:p text:style-name="P260">1 байт</text:p>
          </table:table-cell>
          <table:table-cell table:style-name="Таблица19.B2" office:value-type="string">
            <text:p text:style-name="P201"><text:span text:style-name="T117">2</text:span> <text:span text:style-name="T97">байта</text:span></text:p>
          </table:table-cell>
          <table:table-cell table:style-name="Таблица19.E2" office:value-type="string">
            <text:p text:style-name="P264"><text:span text:style-name="T127">size</text:span> байт</text:p>
          </table:table-cell>
        </table:table-row>
      </table:table>
      <text:p text:style-name="P171"/>
      <text:p text:style-name="P210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</text:span><text:span text:style-name="T54">если чтение удалось</text:span><text:span text:style-name="T49">;</text:span></text:p>
      <text:p text:style-name="P108">fd_sock<text:span text:style-name="T28"> — </text:span><text:span text:style-name="T50">номер сокета, </text:span><text:span text:style-name="T51">из которого </text:span><text:span text:style-name="T55">читали</text:span><text:span text:style-name="T50">;</text:span></text:p>
      <text:p text:style-name="P120"><text:span text:style-name="T117">flags</text:span><text:span text:style-name="T28"> — </text:span><text:span text:style-name="T52">флаги (пока не используются, всегда 0);</text:span></text:p>
      <text:p text:style-name="P126"><text:span text:style-name="T126">size</text:span><text:span text:style-name="T52"> — </text:span><text:span text:style-name="T53">сколько байт </text:span><text:span text:style-name="T56">реально прочитано (</text:span><text:span text:style-name="T126">size</text:span><text:span text:style-name="T58">==</text:span><text:span text:style-name="T56">0 — соединение закрыто, если </text:span><text:span text:style-name="T106">ExitCode</text:span><text:span text:style-name="T53"> </text:span><text:span text:style-name="T56">== 0)</text:span><text:span text:style-name="T57">. Если сокет не закрыт, но данных ещё не поступало, то возвращается ошибка EAGAIN</text:span><text:span text:style-name="T56">.</text:span></text:p>
      <text:p text:style-name="P135"><text:span text:style-name="T119">d</text:span><text:span text:style-name="T118">ata</text:span><text:span text:style-name="T28"> — прочитанные данные. </text:span><text:span text:style-name="T58">Если нет данных, то </text:span><text:span text:style-name="T126">size</text:span><text:span text:style-name="T58">==</text:span><text:span text:style-name="T56">0 </text:span><text:span text:style-name="T59">и поле </text:span><text:span text:style-name="T121">data</text:span><text:span text:style-name="T59"> отсутствует.</text:span></text:p>
      <text:p text:style-name="P82"/>
      <text:p text:style-name="P82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69">Запрос.</text:p>
      <text:p text:style-name="P58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09">fd_sock</text:p>
          </table:table-cell>
          <table:table-cell table:style-name="Таблица20.A1" office:value-type="string">
            <text:p text:style-name="P131">flags</text:p>
          </table:table-cell>
          <table:table-cell table:style-name="Таблица20.A1" office:value-type="string">
            <text:p text:style-name="P139">size</text:p>
          </table:table-cell>
          <table:table-cell table:style-name="Таблица20.D1" office:value-type="string">
            <text:p text:style-name="P134"><text:span text:style-name="T119">d</text:span><text:span text:style-name="T120">ata</text:span></text:p>
          </table:table-cell>
        </table:table-row>
        <table:table-row>
          <table:table-cell table:style-name="Таблица20.A2" office:value-type="string">
            <text:p text:style-name="P187">1 байт</text:p>
          </table:table-cell>
          <table:table-cell table:style-name="Таблица20.A2" office:value-type="string">
            <text:p text:style-name="P261">1 байт</text:p>
          </table:table-cell>
          <table:table-cell table:style-name="Таблица20.A2" office:value-type="string">
            <text:p text:style-name="P202"><text:span text:style-name="T117">2</text:span> <text:span text:style-name="T97">байта</text:span></text:p>
          </table:table-cell>
          <table:table-cell table:style-name="Таблица20.D2" office:value-type="string">
            <text:p text:style-name="P265"><text:span text:style-name="T127">size</text:span> байт</text:p>
          </table:table-cell>
        </table:table-row>
      </table:table>
      <text:p text:style-name="P225"/>
      <text:p text:style-name="P109">fd_sock<text:span text:style-name="T28"> — </text:span><text:span text:style-name="T50">номер сокета, </text:span><text:span text:style-name="T60">в который хотим писать</text:span><text:span text:style-name="T50">;</text:span></text:p>
      <text:p text:style-name="P121"><text:span text:style-name="T117">flags</text:span><text:span text:style-name="T28"> — </text:span><text:span text:style-name="T52">флаги (пока не используются, всегда 0);</text:span></text:p>
      <text:p text:style-name="P127"><text:span text:style-name="T126">size</text:span><text:span text:style-name="T52"> — </text:span><text:span text:style-name="T53">сколько байт хотим </text:span><text:span text:style-name="T61">записать</text:span><text:span text:style-name="T53"> (максимум);</text:span></text:p>
      <text:p text:style-name="P134"><text:span text:style-name="T119">d</text:span><text:span text:style-name="T120">ata</text:span><text:span text:style-name="T53"> — </text:span><text:span text:style-name="T62">записываемые</text:span><text:span text:style-name="T53"> данные.</text:span></text:p>
      <text:p text:style-name="P84"/>
      <text:p text:style-name="P78">Ответ.</text:p>
      <text:p text:style-name="P59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53">ExitCode</text:p>
          </table:table-cell>
          <table:table-cell table:style-name="Таблица21.B1" office:value-type="string">
            <text:p text:style-name="P110">fd_sock</text:p>
          </table:table-cell>
          <table:table-cell table:style-name="Таблица21.B1" office:value-type="string">
            <text:p text:style-name="P132">flags</text:p>
          </table:table-cell>
          <table:table-cell table:style-name="Таблица21.D1" office:value-type="string">
            <text:p text:style-name="P139">size</text:p>
          </table:table-cell>
        </table:table-row>
        <table:table-row>
          <table:table-cell table:style-name="Таблица21.A2" office:value-type="string">
            <text:p text:style-name="P188">1 байт</text:p>
          </table:table-cell>
          <table:table-cell table:style-name="Таблица21.B2" office:value-type="string">
            <text:p text:style-name="P188">1 байт</text:p>
          </table:table-cell>
          <table:table-cell table:style-name="Таблица21.B2" office:value-type="string">
            <text:p text:style-name="P262">1 байт</text:p>
          </table:table-cell>
          <table:table-cell table:style-name="Таблица21.D2" office:value-type="string">
            <text:p text:style-name="P203"><text:span text:style-name="T117">2</text:span> <text:span text:style-name="T97">байта</text:span></text:p>
          </table:table-cell>
        </table:table-row>
      </table:table>
      <text:p text:style-name="P172"/>
      <text:p text:style-name="P211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</text:span><text:span text:style-name="T54">если </text:span><text:span text:style-name="T63">запись</text:span><text:span text:style-name="T54"> удал</text:span><text:span text:style-name="T64">а</text:span><text:span text:style-name="T54">сь</text:span><text:span text:style-name="T49">;</text:span></text:p>
      <text:p text:style-name="P110">fd_sock<text:span text:style-name="T28"> — </text:span><text:span text:style-name="T50">номер сокета, </text:span><text:span text:style-name="T51">из которого </text:span><text:span text:style-name="T55">читали</text:span><text:span text:style-name="T50">;</text:span></text:p>
      <text:p text:style-name="P129"><text:span text:style-name="T117">flags</text:span><text:span text:style-name="T28"> — </text:span><text:span text:style-name="T52">флаги (пока не используются, всегда 0);</text:span></text:p>
      <text:p text:style-name="P128"><text:span text:style-name="T126">size</text:span><text:span text:style-name="T52"> — </text:span><text:span text:style-name="T53">сколько байт </text:span><text:span text:style-name="T56">реально </text:span><text:span text:style-name="T65">записано</text:span><text:span text:style-name="T56">.</text:span><text:span text:style-name="T53"> </text:span><text:span text:style-name="T58">Если дан</text:span><text:span text:style-name="T66">ные не удалось записать</text:span><text:span text:style-name="T58">, то </text:span><text:span text:style-name="T126">size</text:span><text:span text:style-name="T58">==</text:span><text:span text:style-name="T56">0</text:span><text:span text:style-name="T59">.</text:span></text:p>
      <text:p text:style-name="P83"/>
      <text:p text:style-name="P83"/>
      <text:h text:style-name="P294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24T23:49:17.405607047</dc:date>
    <meta:editing-duration>P2DT23H35M40S</meta:editing-duration>
    <meta:editing-cycles>2849</meta:editing-cycles>
    <meta:generator>LibreOffice/5.4.2.2.0$Linux_X86_64 LibreOffice_project/40m0$Build-2</meta:generator>
    <meta:print-date>2017-03-16T12:33:56.222701384</meta:print-date>
    <meta:document-statistic meta:table-count="21" meta:image-count="0" meta:object-count="0" meta:page-count="15" meta:paragraph-count="420" meta:word-count="1967" meta:character-count="12852" meta:non-whitespace-character-count="11122"/>
  </office:meta>
</office:document-meta>
</file>